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5/content.xml" manifest:media-type="text/xml"/>
  <manifest:file-entry manifest:full-path="Object 35/settings.xml" manifest:media-type="text/xml"/>
  <manifest:file-entry manifest:full-path="Object 35/Configurations2/" manifest:media-type="application/vnd.sun.xml.ui.configuration"/>
  <manifest:file-entry manifest:full-path="Object 35/" manifest:version="1.3" manifest:media-type="application/vnd.oasis.opendocument.formula"/>
  <manifest:file-entry manifest:full-path="Object 34/content.xml" manifest:media-type="text/xml"/>
  <manifest:file-entry manifest:full-path="Object 34/settings.xml" manifest:media-type="text/xml"/>
  <manifest:file-entry manifest:full-path="Object 34/Configurations2/" manifest:media-type="application/vnd.sun.xml.ui.configuration"/>
  <manifest:file-entry manifest:full-path="Object 34/" manifest:version="1.3"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3"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3"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3"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3"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3"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meta.xml" manifest:media-type="text/xml"/>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3"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62/settings.xml" manifest:media-type="text/xml"/>
  <manifest:file-entry manifest:full-path="Object 62/Configurations2/" manifest:media-type="application/vnd.sun.xml.ui.configuration"/>
  <manifest:file-entry manifest:full-path="Object 62/content.xml" manifest:media-type="text/xml"/>
  <manifest:file-entry manifest:full-path="Object 62/"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Pictures/1000000000000200000002005B17109F1254B590.jpg" manifest:media-type="image/jpeg"/>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3"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3" manifest:media-type="application/vnd.oasis.opendocument.formula"/>
  <manifest:file-entry manifest:full-path="Object 81/content.xml" manifest:media-type="text/xml"/>
  <manifest:file-entry manifest:full-path="Object 81/Configurations2/" manifest:media-type="application/vnd.sun.xml.ui.configuration"/>
  <manifest:file-entry manifest:full-path="Object 81/settings.xml" manifest:media-type="text/xml"/>
  <manifest:file-entry manifest:full-path="Object 81/"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3" manifest:media-type="application/vnd.oasis.opendocument.formula"/>
  <manifest:file-entry manifest:full-path="settings.xml" manifest:media-type="text/xml"/>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Object 56/settings.xml" manifest:media-type="text/xml"/>
  <manifest:file-entry manifest:full-path="Object 56/content.xml" manifest:media-type="text/xml"/>
  <manifest:file-entry manifest:full-path="Object 56/Configurations2/" manifest:media-type="application/vnd.sun.xml.ui.configuration"/>
  <manifest:file-entry manifest:full-path="Object 56/"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Thumbnails/thumbnail.png" manifest:media-type="image/png"/>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3" manifest:media-type="application/vnd.oasis.opendocument.formula"/>
  <manifest:file-entry manifest:full-path="content.xml" manifest:media-type="text/xml"/>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3" manifest:media-type="application/vnd.oasis.opendocument.formula"/>
  <manifest:file-entry manifest:full-path="Object 50/content.xml" manifest:media-type="text/xml"/>
  <manifest:file-entry manifest:full-path="Object 50/Configurations2/" manifest:media-type="application/vnd.sun.xml.ui.configuration"/>
  <manifest:file-entry manifest:full-path="Object 50/settings.xml" manifest:media-type="text/xml"/>
  <manifest:file-entry manifest:full-path="Object 50/" manifest:version="1.3"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65/content.xml" manifest:media-type="text/xml"/>
  <manifest:file-entry manifest:full-path="Object 65/Configurations2/" manifest:media-type="application/vnd.sun.xml.ui.configuration"/>
  <manifest:file-entry manifest:full-path="Object 65/settings.xml" manifest:media-type="text/xml"/>
  <manifest:file-entry manifest:full-path="Object 65/" manifest:version="1.3"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Replacements/Object 44" manifest:media-type=""/>
  <manifest:file-entry manifest:full-path="ObjectReplacements/Object 4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5" manifest:media-type=""/>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
  <manifest:file-entry manifest:full-path="ObjectReplacements/Object 4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
  <manifest:file-entry manifest:full-path="ObjectReplacements/Object 80" manifest:media-type="application/x-openoffice-gdimetafile;windows_formatname=&quot;GDIMetaFile&quot;"/>
  <manifest:file-entry manifest:full-path="ObjectReplacements/Object 38" manifest:media-type=""/>
  <manifest:file-entry manifest:full-path="ObjectReplacements/Object 78" manifest:media-type=""/>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2" manifest:media-type=""/>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
  <manifest:file-entry manifest:full-path="Object 75/settings.xml" manifest:media-type="text/xml"/>
  <manifest:file-entry manifest:full-path="Object 75/Configurations2/" manifest:media-type="application/vnd.sun.xml.ui.configuration"/>
  <manifest:file-entry manifest:full-path="Object 75/content.xml" manifest:media-type="text/xml"/>
  <manifest:file-entry manifest:full-path="Object 75/" manifest:version="1.3"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78/content.xml" manifest:media-type="text/xml"/>
  <manifest:file-entry manifest:full-path="Object 78/Configurations2/" manifest:media-type="application/vnd.sun.xml.ui.configuration"/>
  <manifest:file-entry manifest:full-path="Object 78/settings.xml" manifest:media-type="text/xml"/>
  <manifest:file-entry manifest:full-path="Object 78/" manifest:version="1.3"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40/content.xml" manifest:media-type="text/xml"/>
  <manifest:file-entry manifest:full-path="Object 40/settings.xml" manifest:media-type="text/xml"/>
  <manifest:file-entry manifest:full-path="Object 40/Configurations2/" manifest:media-type="application/vnd.sun.xml.ui.configuration"/>
  <manifest:file-entry manifest:full-path="Object 40/" manifest:version="1.3"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2/content.xml" manifest:media-type="text/xml"/>
  <manifest:file-entry manifest:full-path="Object 72/Configurations2/" manifest:media-type="application/vnd.sun.xml.ui.configuration"/>
  <manifest:file-entry manifest:full-path="Object 72/settings.xml" manifest:media-type="text/xml"/>
  <manifest:file-entry manifest:full-path="Object 72/" manifest:version="1.3"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69/settings.xml" manifest:media-type="text/xml"/>
  <manifest:file-entry manifest:full-path="Object 69/content.xml" manifest:media-type="text/xml"/>
  <manifest:file-entry manifest:full-path="Object 69/Configurations2/" manifest:media-type="application/vnd.sun.xml.ui.configuration"/>
  <manifest:file-entry manifest:full-path="Object 69/"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70/content.xml" manifest:media-type="text/xml"/>
  <manifest:file-entry manifest:full-path="Object 70/Configurations2/" manifest:media-type="application/vnd.sun.xml.ui.configuration"/>
  <manifest:file-entry manifest:full-path="Object 70/settings.xml" manifest:media-type="text/xml"/>
  <manifest:file-entry manifest:full-path="Object 70/" manifest:version="1.3" manifest:media-type="application/vnd.oasis.opendocument.formula"/>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3"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3"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CJK JP Black" svg:font-family="'Noto Sans CJK JP Black'" style:font-family-generic="swiss" style:font-pitch="variable"/>
    <style:font-face style:name="Noto Sans CJK JP Medium" svg:font-family="'Noto Sans CJK JP Medium'" style:font-family-generic="swiss" style:font-pitch="variable"/>
    <style:font-face style:name="Noto Sans CJK JP1" svg:font-family="'Noto Sans CJK JP'" style:font-family-generic="swiss" style:font-pitch="variable"/>
    <style:font-face style:name="Noto Sans CJK KR Black" svg:font-family="'Noto Sans CJK KR Black'" style:font-family-generic="swiss" style:font-pitch="variable"/>
    <style:font-face style:name="Noto Serif CJK JP" svg:font-family="'Noto Serif CJK JP'" style:font-family-generic="swiss" style:font-pitch="variable"/>
    <style:font-face style:name="Noto Serif CJK JP1" svg:font-family="'Noto Serif CJK JP'" style:font-family-generic="roman" style:font-pitch="variable"/>
    <style:font-face style:name="Noto Serif CJK JP2" svg:font-family="'Noto Serif CJK JP'" style:font-family-generic="system" style:font-pitch="variable"/>
  </office:font-face-decls>
  <office:automatic-styles>
    <style:style style:name="dp1"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Coffee_20_Beans"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639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229cm"/>
      <style:paragraph-properties style:writing-mode="lr-tb"/>
    </style:style>
    <style:style style:name="gr3" style:family="graphic" style:parent-style-name="standard">
      <style:graphic-properties draw:stroke="none" svg:stroke-color="#000000" draw:fill="solid" draw:fill-color="#ffdbb6" draw:auto-grow-height="true" draw:auto-grow-width="false" fo:max-height="0cm" fo:min-height="1.229cm"/>
    </style:style>
    <style:style style:name="gr4" style:family="graphic">
      <style:graphic-properties style:protect="size"/>
    </style:style>
    <style:style style:name="gr5" style:family="graphic" style:parent-style-name="standard">
      <style:graphic-properties draw:stroke="none" svg:stroke-color="#000000" draw:fill="solid" draw:fill-color="#f7d1d5" draw:auto-grow-height="true" draw:auto-grow-width="false" fo:max-height="0cm" fo:min-height="3.371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4.743cm"/>
      <style:paragraph-properties style:writing-mode="lr-tb"/>
    </style:style>
    <style:style style:name="gr7" style:family="graphic" style:parent-style-name="standard">
      <style:graphic-properties draw:stroke="none" svg:stroke-color="#000000" draw:fill="solid" draw:fill-color="#ffffff" draw:opacity="80%" draw:auto-grow-height="true" draw:auto-grow-width="false" fo:max-height="0cm" fo:min-height="6.75cm"/>
    </style:style>
    <style:style style:name="gr8" style:family="graphic" style:parent-style-name="standard">
      <style:graphic-properties draw:stroke="none" svg:stroke-color="#000000" draw:fill="solid" draw:fill-color="#ffffff" draw:opacity="80%" draw:auto-grow-height="true" draw:auto-grow-width="false" fo:max-height="0cm" fo:min-height="4.75cm"/>
    </style:style>
    <style:style style:name="gr9" style:family="graphic" style:parent-style-name="standard">
      <style:graphic-properties draw:stroke="none" draw:fill-color="#cccccc" draw:opacity="34%" draw:textarea-horizontal-align="justify" draw:textarea-vertical-align="middle" draw:auto-grow-height="false" fo:min-height="5.25cm" fo:min-width="11.5cm"/>
    </style:style>
    <style:style style:name="gr10" style:family="graphic" style:parent-style-name="standard">
      <style:graphic-properties draw:stroke="none" draw:fill-color="#e8f2a1" draw:textarea-horizontal-align="justify" draw:textarea-vertical-align="middle" draw:auto-grow-height="false" fo:min-height="1.14cm" fo:min-width="1.816cm" fo:wrap-option="wrap"/>
    </style:style>
    <style:style style:name="gr11" style:family="graphic" style:parent-style-name="standard">
      <style:graphic-properties draw:stroke="none" draw:fill-color="#e8f2a1" draw:textarea-horizontal-align="justify" draw:textarea-vertical-align="middle" draw:auto-grow-height="false" fo:min-height="1.14cm" fo:min-width="0.89cm" fo:wrap-option="wrap"/>
    </style:style>
    <style:style style:name="gr12" style:family="graphic" style:parent-style-name="standard">
      <style:graphic-properties draw:stroke="none" svg:stroke-color="#000000" draw:fill="none" draw:fill-color="#ffffff" draw:auto-grow-height="true" draw:auto-grow-width="false" fo:max-height="0cm" fo:min-height="2.457cm"/>
      <style:paragraph-properties style:writing-mode="lr-tb"/>
    </style:style>
    <style:style style:name="gr13" style:family="graphic" style:parent-style-name="standard">
      <style:graphic-properties draw:stroke="solid" svg:stroke-width="0.159cm" svg:stroke-color="#000000" draw:marker-start-width="0.438cm" draw:marker-end-width="0.438cm" draw:fill="none" draw:fill-color="#ffdbb6" draw:textarea-vertical-align="middle" draw:auto-grow-height="true" draw:auto-grow-width="false" fo:max-height="0cm" fo:min-height="1.229cm" fo:padding-top="0.204cm" fo:padding-bottom="0.204cm" fo:padding-left="0.329cm" fo:padding-right="0.329cm"/>
      <style:paragraph-properties style:writing-mode="lr-tb"/>
    </style:style>
    <style:style style:name="gr14" style:family="graphic" style:parent-style-name="objectwithoutfill">
      <style:graphic-properties draw:fill="none"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1.329cm"/>
      <style:paragraph-properties style:writing-mode="lr-tb"/>
    </style:style>
    <style:style style:name="gr16" style:family="graphic" style:parent-style-name="塗りつぶしなし線なしオブジェクト">
      <style:graphic-properties draw:textarea-horizontal-align="center" draw:textarea-vertical-align="middle" draw:ole-draw-aspect="1" style:protect="size"/>
    </style:style>
    <style:style style:name="gr17" style:family="graphic" style:parent-style-name="standard">
      <style:graphic-properties draw:stroke="none" svg:stroke-color="#000000" draw:fill="solid" draw:fill-color="#ffffff" draw:opacity="100%" draw:auto-grow-height="true" draw:auto-grow-width="false" fo:max-height="0cm" fo:min-height="11.25cm"/>
    </style:style>
    <style:style style:name="gr18" style:family="graphic" style:parent-style-name="standard">
      <style:graphic-properties draw:stroke="none" svg:stroke-color="#000000" draw:fill="solid" draw:fill-color="#ffffff" draw:opacity="100%" draw:auto-grow-height="true" draw:auto-grow-width="false" fo:max-height="0cm" fo:min-height="23.25cm"/>
    </style:style>
    <style:style style:name="gr19" style:family="graphic" style:parent-style-name="standard">
      <style:graphic-properties draw:stroke="none" svg:stroke-color="#000000" draw:fill="solid" draw:fill-color="#ffffff" draw:opacity="100%" draw:auto-grow-height="true" draw:auto-grow-width="false" fo:max-height="0cm" fo:min-height="20.25cm"/>
    </style:style>
    <style:style style:name="gr20" style:family="graphic" style:parent-style-name="standard">
      <style:graphic-properties draw:stroke="none" svg:stroke-color="#000000" draw:fill="solid" draw:fill-color="#ffffff" draw:opacity="100%" draw:auto-grow-height="true" draw:auto-grow-width="false" fo:max-height="0cm" fo:min-height="6.75cm"/>
    </style:style>
    <style:style style:name="gr21" style:family="graphic" style:parent-style-name="standard">
      <style:graphic-properties draw:stroke="none" draw:fill-color="#ffdbb6" draw:opacity="40%" draw:textarea-horizontal-align="justify" draw:textarea-vertical-align="middle" draw:auto-grow-height="false" fo:min-height="6.75cm" fo:min-width="24cm"/>
    </style:style>
    <style:style style:name="gr22" style:family="graphic" style:parent-style-name="standard">
      <style:graphic-properties draw:stroke="none" draw:fill="none" fo:min-height="2.458cm"/>
      <style:paragraph-properties style:writing-mode="lr-tb"/>
    </style:style>
    <style:style style:name="gr23" style:family="graphic" style:parent-style-name="standard">
      <style:graphic-properties draw:stroke="none" draw:fill="none" fo:min-height="1.458cm"/>
      <style:paragraph-properties style:writing-mode="lr-tb"/>
    </style:style>
    <style:style style:name="gr24" style:family="graphic" style:parent-style-name="standard">
      <style:graphic-properties draw:stroke="none" draw:fill-color="#b2b2b2" draw:textarea-vertical-align="middle" draw:auto-grow-height="false" fo:min-height="3.8cm" fo:min-width="2.391cm" fo:wrap-option="wrap"/>
    </style:style>
    <style:style style:name="gr25" style:family="graphic" style:parent-style-name="standard">
      <style:graphic-properties draw:stroke="none" svg:stroke-color="#000000" draw:fill="solid" draw:fill-color="#ffffff" draw:opacity="100%" draw:auto-grow-height="true" draw:auto-grow-width="false" fo:max-height="0cm" fo:min-height="10.05cm"/>
    </style:style>
    <style:style style:name="gr26" style:family="graphic" style:parent-style-name="standard">
      <style:graphic-properties draw:stroke="none" svg:stroke-color="#000000" draw:fill="solid" draw:fill-color="#ffffff" draw:opacity="88%" draw:auto-grow-height="true" draw:auto-grow-width="false" fo:max-height="0cm" fo:min-height="14.25cm"/>
    </style:style>
    <style:style style:name="gr27" style:family="graphic" style:parent-style-name="standard">
      <style:graphic-properties draw:stroke="none" svg:stroke-color="#000000" draw:fill="none" draw:fill-color="#ffffff" draw:auto-grow-height="true" draw:auto-grow-width="false" fo:max-height="0cm" fo:min-height="6.782cm"/>
      <style:paragraph-properties style:writing-mode="lr-tb"/>
    </style:style>
    <style:style style:name="pr1" style:family="presentation" style:parent-style-name="標準-title">
      <style:graphic-properties fo:min-height="2.994cm"/>
      <style:paragraph-properties style:writing-mode="lr-tb"/>
    </style:style>
    <style:style style:name="pr2" style:family="presentation" style:parent-style-name="標準-notes">
      <style:graphic-properties draw:fill-color="#ffffff" fo:min-height="13.364cm"/>
      <style:paragraph-properties style:writing-mode="lr-tb"/>
    </style:style>
    <style:style style:name="pr3" style:family="presentation" style:parent-style-name="標準-title">
      <style:graphic-properties draw:auto-grow-height="true" fo:min-height="2.5cm"/>
      <style:paragraph-properties style:writing-mode="lr-tb"/>
    </style:style>
    <style:style style:name="pr4" style:family="presentation" style:parent-style-name="標準-title">
      <style:graphic-properties fo:min-height="2.5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text-properties style:font-name="Noto Sans CJK JP Black" style:font-name-asian="Noto Sans CJK JP Black"/>
    </style:style>
    <style:style style:name="P3" style:family="paragraph">
      <loext:graphic-properties draw:fill="none" draw:fill-color="#ffffff"/>
      <style:paragraph-properties style:writing-mode="lr-tb"/>
      <style:text-properties style:font-name="Noto Sans CJK JP Medium" style:font-name-asian="Noto Sans CJK JP Medium"/>
    </style:style>
    <style:style style:name="P4" style:family="paragraph">
      <loext:graphic-properties draw:fill="solid" draw:fill-color="#ffdbb6"/>
      <style:paragraph-properties style:writing-mode="lr-tb"/>
      <style:text-properties style:font-name="Noto Sans CJK JP Medium" style:font-name-asian="Noto Sans CJK JP Medium"/>
    </style:style>
    <style:style style:name="P5" style:family="paragraph">
      <loext:graphic-properties draw:fill-color="#ffffff"/>
      <style:paragraph-properties style:writing-mode="lr-tb"/>
    </style:style>
    <style:style style:name="P6" style:family="paragraph">
      <loext:graphic-properties draw:fill="solid" draw:fill-color="#f7d1d5"/>
      <style:paragraph-properties style:writing-mode="lr-tb"/>
      <style:text-properties style:font-name="Noto Sans CJK JP Black" style:font-name-asian="Noto Sans CJK JP Black"/>
    </style:style>
    <style:style style:name="P7" style:family="paragraph">
      <style:paragraph-properties fo:line-height="150%"/>
    </style:style>
    <style:style style:name="P8" style:family="paragraph">
      <loext:graphic-properties draw:fill="none" draw:fill-color="#ffffff"/>
      <style:paragraph-properties fo:line-height="150%" style:writing-mode="lr-tb"/>
      <style:text-properties style:font-name="Noto Sans CJK KR Black" style:font-name-asian="Noto Sans CJK KR Black"/>
    </style:style>
    <style:style style:name="P9" style:family="paragraph">
      <loext:graphic-properties draw:fill="solid" draw:fill-color="#ffffff" draw:opacity="80%"/>
      <style:paragraph-properties style:writing-mode="lr-tb"/>
      <style:text-properties style:font-name="Noto Sans CJK JP Medium" style:font-name-asian="Noto Sans CJK JP Medium"/>
    </style:style>
    <style:style style:name="P10" style:family="paragraph">
      <loext:graphic-properties draw:fill-color="#cccccc" draw:opacity="34%"/>
      <style:paragraph-properties fo:text-align="center"/>
    </style:style>
    <style:style style:name="P11" style:family="paragraph">
      <loext:graphic-properties draw:fill-color="#e8f2a1"/>
      <style:paragraph-properties fo:text-align="center"/>
    </style:style>
    <style:style style:name="P12" style:family="paragraph">
      <style:paragraph-properties fo:text-align="center" style:writing-mode="lr-tb"/>
    </style:style>
    <style:style style:name="P13" style:family="paragraph">
      <loext:graphic-properties draw:fill="none" draw:fill-color="#ffdbb6"/>
      <style:paragraph-properties fo:text-align="center" style:writing-mode="lr-tb"/>
      <style:text-properties fo:color="#ff0000" loext:opacity="100%" style:font-name="Noto Sans CJK JP Medium" style:font-name-asian="Noto Sans CJK JP Medium"/>
    </style:style>
    <style:style style:name="P14" style:family="paragraph">
      <loext:graphic-properties draw:fill="none"/>
      <style:paragraph-properties fo:text-align="center"/>
    </style:style>
    <style:style style:name="P15" style:family="paragraph">
      <style:paragraph-properties fo:text-align="center"/>
    </style:style>
    <style:style style:name="P16" style:family="paragraph">
      <loext:graphic-properties draw:fill="solid" draw:fill-color="#ffffff" draw:opacity="100%"/>
      <style:paragraph-properties style:writing-mode="lr-tb"/>
      <style:text-properties style:font-name="Noto Sans CJK JP Medium" style:font-name-asian="Noto Sans CJK JP Medium"/>
    </style:style>
    <style:style style:name="P17" style:family="paragraph">
      <loext:graphic-properties draw:fill-color="#ffdbb6" draw:opacity="40%"/>
      <style:paragraph-properties fo:text-align="center"/>
    </style:style>
    <style:style style:name="P18" style:family="paragraph">
      <loext:graphic-properties draw:fill="none"/>
      <style:paragraph-properties style:writing-mode="lr-tb"/>
    </style:style>
    <style:style style:name="P19" style:family="paragraph">
      <loext:graphic-properties draw:fill="none"/>
      <style:paragraph-properties style:writing-mode="lr-tb"/>
      <style:text-properties fo:color="#00a933" loext:opacity="100%"/>
    </style:style>
    <style:style style:name="P20" style:family="paragraph">
      <loext:graphic-properties draw:fill-color="#b2b2b2"/>
      <style:paragraph-properties fo:text-align="center"/>
    </style:style>
    <style:style style:name="P21" style:family="paragraph">
      <loext:graphic-properties draw:fill="solid" draw:fill-color="#ffffff" draw:opacity="88%"/>
      <style:paragraph-properties style:writing-mode="lr-tb"/>
      <style:text-properties style:font-name="Noto Sans CJK JP Medium" style:font-name-asian="Noto Sans CJK JP Medium"/>
    </style:style>
    <style:style style:name="P22" style:family="paragraph">
      <style:paragraph-properties style:writing-mode="lr-tb"/>
      <style:text-properties fo:color="#800080" loext:opacity="100%"/>
    </style:style>
    <style:style style:name="P23" style:family="paragraph">
      <style:paragraph-properties fo:line-height="115%"/>
    </style:style>
    <style:style style:name="P24" style:family="paragraph">
      <loext:graphic-properties draw:fill="none" draw:fill-color="#ffffff"/>
      <style:paragraph-properties fo:line-height="150%" style:writing-mode="lr-tb"/>
      <style:text-properties style:font-name="Noto Sans CJK JP Medium" style:font-name-asian="Noto Sans CJK JP Medium"/>
    </style:style>
    <style:style style:name="T1" style:family="text">
      <style:text-properties style:font-name="Noto Sans CJK JP Black" fo:font-size="32pt" style:font-name-asian="Noto Sans CJK JP Black" style:font-size-asian="32pt" style:font-size-complex="32pt"/>
    </style:style>
    <style:style style:name="T2" style:family="text">
      <style:text-properties style:font-name="Noto Sans CJK JP Medium" fo:font-size="24pt" style:font-name-asian="Noto Sans CJK JP Medium" style:font-size-asian="24pt" style:font-size-complex="24pt"/>
    </style:style>
    <style:style style:name="T3" style:family="text">
      <style:text-properties style:font-name="Noto Sans CJK JP Black" fo:font-size="42pt" style:font-name-asian="Noto Sans CJK JP Black" style:font-size-asian="42pt" style:font-size-complex="42pt"/>
    </style:style>
    <style:style style:name="T4" style:family="text">
      <style:text-properties fo:color="#c9211e" loext:opacity="100%" style:font-name="Noto Sans CJK JP Black" fo:font-size="66pt" style:font-name-asian="Noto Sans CJK JP Black" style:font-size-asian="66pt" style:font-size-complex="66pt"/>
    </style:style>
    <style:style style:name="T5" style:family="text">
      <style:text-properties style:font-name="Noto Sans CJK KR Black" fo:font-size="32pt" style:font-name-asian="Noto Sans CJK KR Black" style:font-size-asian="32pt" style:font-size-complex="32pt"/>
    </style:style>
    <style:style style:name="T6" style:family="text">
      <style:text-properties style:font-name="Noto Sans CJK JP Medium" fo:font-size="32pt" style:font-name-asian="Noto Sans CJK JP Medium" style:font-size-asian="32pt" style:font-size-complex="32pt"/>
    </style:style>
    <style:style style:name="T7" style:family="text">
      <style:text-properties fo:color="#f10d0c" loext:opacity="100%" style:font-name="Noto Sans CJK JP Black" fo:font-size="32pt" style:font-name-asian="Noto Sans CJK JP Black" style:font-size-asian="32pt" style:font-size-complex="32pt"/>
    </style:style>
    <style:style style:name="T8" style:family="text">
      <style:text-properties fo:color="#2a6099" loext:opacity="100%" style:font-name="Noto Sans CJK JP Medium" fo:font-size="24pt" style:font-name-asian="Noto Sans CJK JP Medium" style:font-size-asian="24pt" style:font-size-complex="24pt"/>
    </style:style>
    <style:style style:name="T9" style:family="text">
      <style:text-properties fo:color="#ff0000" loext:opacity="100%" style:font-name="Noto Sans CJK JP Medium" style:font-name-asian="Noto Sans CJK JP Medium"/>
    </style:style>
    <style:style style:name="T10" style:family="text">
      <style:text-properties style:font-name="Noto Sans CJK JP Medium" fo:font-size="22pt" style:font-name-asian="Noto Sans CJK JP Medium" style:font-size-asian="22pt" style:font-size-complex="22pt"/>
    </style:style>
    <style:style style:name="T11" style:family="text">
      <style:text-properties fo:color="#6b5e9b" loext:opacity="100%" style:font-name="Noto Sans CJK JP Medium" fo:font-size="24pt" style:font-name-asian="Noto Sans CJK JP Medium" style:font-size-asian="24pt" style:font-size-complex="24pt"/>
    </style:style>
    <style:style style:name="T12" style:family="text">
      <style:text-properties fo:color="#ff4000" loext:opacity="100%" style:font-name="Noto Sans CJK JP Medium" fo:font-size="24pt" style:font-name-asian="Noto Sans CJK JP Medium" style:font-size-asian="24pt" style:font-size-complex="24pt"/>
    </style:style>
    <style:style style:name="T13" style:family="text">
      <style:text-properties fo:color="#6b5e9b" loext:opacity="100%" style:font-name="Noto Sans CJK JP Medium" fo:font-size="24pt" fo:font-style="italic" style:font-name-asian="Noto Sans CJK JP Medium" style:font-size-asian="24pt" style:font-style-asian="italic" style:font-size-complex="24pt" style:font-style-complex="italic"/>
    </style:style>
    <style:style style:name="T14" style:family="text">
      <style:text-properties fo:color="#ff4000" loext:opacity="100%" style:font-name="Noto Sans CJK JP Medium" fo:font-size="24pt" fo:font-style="italic" style:font-name-asian="Noto Sans CJK JP Medium" style:font-size-asian="24pt" style:font-style-asian="italic" style:font-size-complex="24pt" style:font-style-complex="italic"/>
    </style:style>
    <style:style style:name="T15" style:family="text">
      <style:text-properties fo:color="#00a933" loext:opacity="100%" style:font-name="Noto Sans CJK JP Medium" fo:font-size="22pt" style:font-name-asian="Noto Sans CJK JP Medium" style:font-size-asian="22pt" style:font-size-complex="22pt"/>
    </style:style>
    <style:style style:name="T16" style:family="text">
      <style:text-properties fo:color="#00a933" loext:opacity="100%" style:font-name="Noto Sans CJK JP Medium" fo:font-size="22pt" fo:font-style="italic" style:font-name-asian="Noto Sans CJK JP Medium" style:font-size-asian="22pt" style:font-style-asian="italic" style:font-size-complex="22pt" style:font-style-complex="italic"/>
    </style:style>
    <style:style style:name="T17" style:family="text">
      <style:text-properties fo:color="#800080" loext:opacity="100%"/>
    </style:style>
    <style:style style:name="T18" style:family="text">
      <style:text-properties fo:color="#2a6099" loext:opacity="100%" style:font-name="Noto Sans CJK JP Medium" fo:font-size="32pt" fo:font-weight="bold" style:font-name-asian="Noto Sans CJK JP Medium" style:font-size-asian="32pt" style:font-weight-asian="bold" style:font-size-complex="32pt" style:font-weight-complex="bold"/>
    </style:style>
    <style:style style:name="T19" style:family="text">
      <style:text-properties fo:color="#00a933" loext:opacity="100%" style:font-name="Noto Sans CJK JP Medium" fo:font-size="32pt" fo:font-weight="bold" style:font-name-asian="Noto Sans CJK JP Medium"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1">
        <draw:frame presentation:style-name="pr1" draw:text-style-name="P1" draw:layer="layout" svg:width="26.5cm" svg:height="2.994cm" svg:x="0.5cm" svg:y="0.253cm" presentation:class="title" presentation:user-transformed="true">
          <draw:text-box>
            <text:p>template</text:p>
          </draw:text-box>
        </draw:frame>
        <draw:frame draw:style-name="gr1" draw:text-style-name="P2" draw:layer="layout" svg:width="26.5cm" svg:height="1.889cm" svg:x="0.5cm" svg:y="4cm">
          <draw:text-box>
            <text:p><text:span text:style-name="T1">見出し</text:span></text:p>
          </draw:text-box>
        </draw:frame>
        <draw:frame draw:style-name="gr2" draw:text-style-name="P3" draw:layer="layout" svg:width="26.5cm" svg:height="1.479cm" svg:x="0.5cm" svg:y="5.92cm">
          <draw:text-box>
            <text:p><text:span text:style-name="T2">本文</text:span></text:p>
          </draw:text-box>
        </draw:frame>
        <draw:frame draw:style-name="gr3" draw:text-style-name="P4" draw:layer="layout" svg:width="26.5cm" svg:height="1.479cm" svg:x="0.5cm" svg:y="8.521cm">
          <draw:text-box>
            <text:p/>
          </draw:text-box>
        </draw:frame>
        <presentation:notes draw:style-name="dp2">
          <draw:page-thumbnail draw:style-name="gr4" draw:layer="layout" svg:width="19.798cm" svg:height="11.136cm" svg:x="0.6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3" draw:master-page-name="標準" presentation:presentation-page-layout-name="AL2T19">
        <draw:frame draw:style-name="gr5" draw:text-style-name="P6" draw:layer="layout" svg:width="30cm" svg:height="3.621cm" svg:x="-0.5cm" svg:y="1.301cm">
          <draw:text-box>
            <text:p><text:span text:style-name="T3">　　</text:span><text:span text:style-name="T4">第２章　確率</text:span></text:p>
          </draw:text-box>
        </draw:frame>
        <draw:frame draw:style-name="gr6" draw:text-style-name="P8" draw:layer="layout" svg:width="26.5cm" svg:height="14.993cm" svg:x="0.9cm" svg:y="4.621cm">
          <draw:text-box>
            <text:p text:style-name="P7"><text:span text:style-name="T5">６　事象と確率</text:span></text:p>
            <text:p text:style-name="P7"><text:span text:style-name="T5">７　確率の基本性質</text:span></text:p>
            <text:p text:style-name="P7"><text:span text:style-name="T5">８　独立な試行の確率</text:span></text:p>
            <text:p text:style-name="P7"><text:span text:style-name="T5">９　反復試行の確率</text:span></text:p>
            <text:p text:style-name="P7"><text:span text:style-name="T5">10</text:span><text:span text:style-name="T5">　条件付き確率</text:span></text:p>
            <text:p text:style-name="P7"><text:span text:style-name="T5">11</text:span><text:span text:style-name="T5">　期待値</text:span></text:p>
          </draw:text-box>
        </draw:frame>
        <draw:frame draw:style-name="gr7" draw:text-style-name="P9" draw:layer="layout" svg:width="26.5cm" svg:height="7cm" svg:x="0.5cm" svg:y="5.8cm">
          <draw:text-box>
            <text:p/>
          </draw:text-box>
        </draw:frame>
        <draw:frame draw:style-name="gr8" draw:text-style-name="P9" draw:layer="layout" svg:width="26.5cm" svg:height="5cm" svg:x="0.5cm" svg:y="14.7cm">
          <draw:text-box>
            <text:p/>
          </draw:text-box>
        </draw:frame>
        <presentation:notes draw:style-name="dp2">
          <draw:page-thumbnail draw:style-name="gr4"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3" draw:master-page-name="標準" presentation:presentation-page-layout-name="AL2T19">
        <draw:custom-shape draw:style-name="gr9" draw:text-style-name="P10" draw:layer="layout" svg:width="12cm" svg:height="5.5cm" svg:x="1.5cm" svg:y="10cm">
          <text:p/>
          <draw:enhanced-geometry svg:viewBox="0 0 21600 21600" draw:type="rectangle" draw:enhanced-path="M 0 0 L 21600 0 21600 21600 0 21600 0 0 Z N"/>
        </draw:custom-shape>
        <draw:custom-shape draw:style-name="gr10" draw:text-style-name="P11" draw:layer="layout" svg:width="2.5cm" svg:height="1.5cm" svg:x="7cm" svg:y="19.2cm">
          <text:p/>
          <draw:enhanced-geometry svg:viewBox="0 0 21600 21600" draw:mirror-horizontal="false" draw:mirror-vertical="false" draw:text-areas="800 800 20800 20800" draw:type="round-rectangular-callout" draw:modifiers="6805.59776089564 -6418.121252498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1" draw:layer="layout" svg:width="1.5cm" svg:height="1.5cm" svg:x="4.9cm" svg:y="19.2cm">
          <text:p/>
          <draw:enhanced-geometry svg:viewBox="0 0 21600 21600" draw:mirror-horizontal="false" draw:mirror-vertical="false" draw:text-areas="800 800 20800 20800" draw:type="round-rectangular-callout" draw:modifiers="11339.6402398401 -6418.121252498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3" draw:text-style-name="P1" draw:layer="layout" svg:width="26.5cm" svg:height="2.5cm" svg:x="0.5cm" svg:y="0.5cm" presentation:class="title">
          <draw:text-box>
            <text:p>反復試行とは</text:p>
          </draw:text-box>
        </draw:frame>
        <draw:frame draw:style-name="gr1" draw:text-style-name="P3" draw:layer="layout" svg:width="26.5cm" svg:height="1.889cm" svg:x="0.5cm" svg:y="3.821cm">
          <draw:text-box>
            <text:p><text:span text:style-name="T6">独立な試行を繰り返し行う　→　</text:span><text:span text:style-name="T7">反復試行</text:span></text:p>
          </draw:text-box>
        </draw:frame>
        <draw:frame draw:style-name="gr12" draw:text-style-name="P3" draw:layer="layout" svg:width="26.5cm" svg:height="2.707cm" svg:x="0.5cm" svg:y="6.321cm">
          <draw:text-box>
            <text:p><text:span text:style-name="T2">例）　１つのサイコロを続けて</text:span><text:span text:style-name="T2">3</text:span><text:span text:style-name="T2">回投げる（</text:span><text:span text:style-name="T8">独立な試行</text:span><text:span text:style-name="T2">）。</text:span></text:p>
            <text:p><text:span text:style-name="T2">　　　１の目がちょうど</text:span><text:span text:style-name="T2">1</text:span><text:span text:style-name="T2">回出る確率は？</text:span></text:p>
          </draw:text-box>
        </draw:frame>
        <draw:frame draw:style-name="gr2" draw:text-style-name="P3" draw:layer="layout" svg:width="9.5cm" svg:height="1.479cm" svg:x="16.5cm" svg:y="10cm">
          <draw:text-box>
            <text:p><text:span text:style-name="T8">1</text:span><text:span text:style-name="T8">回目　２回目　３回目</text:span></text:p>
          </draw:text-box>
        </draw:frame>
        <draw:frame draw:style-name="gr13" draw:text-style-name="P13" draw:layer="layout" svg:width="1.5cm" svg:height="1.637cm" svg:x="17cm" svg:y="11.863cm">
          <draw:text-box>
            <text:p text:style-name="P12"><text:span text:style-name="T9">●</text:span></text:p>
          </draw:text-box>
        </draw:frame>
        <draw:frame draw:style-name="gr13" draw:text-style-name="P13" draw:layer="layout" svg:width="1.5cm" svg:height="1.637cm" svg:x="20.5cm" svg:y="14cm">
          <draw:text-box>
            <text:p text:style-name="P12"><text:span text:style-name="T9">●</text:span></text:p>
          </draw:text-box>
        </draw:frame>
        <draw:frame draw:style-name="gr13" draw:text-style-name="P13" draw:layer="layout" svg:width="1.5cm" svg:height="1.637cm" svg:x="23.7cm" svg:y="16.5cm">
          <draw:text-box>
            <text:p text:style-name="P12"><text:span text:style-name="T9">●</text:span></text:p>
          </draw:text-box>
        </draw:frame>
        <draw:frame draw:style-name="gr2" draw:text-style-name="P3" draw:layer="layout" svg:width="2.5cm" svg:height="1.479cm" svg:x="20cm" svg:y="12.021cm">
          <draw:text-box>
            <text:p><text:span text:style-name="T10">1</text:span><text:span text:style-name="T10">以外</text:span></text:p>
          </draw:text-box>
        </draw:frame>
        <draw:frame draw:style-name="gr2" draw:text-style-name="P3" draw:layer="layout" svg:width="2.5cm" svg:height="1.479cm" svg:x="23.2cm" svg:y="12.1cm">
          <draw:text-box>
            <text:p><text:span text:style-name="T10">1</text:span><text:span text:style-name="T10">以外</text:span></text:p>
          </draw:text-box>
        </draw:frame>
        <draw:frame draw:style-name="gr2" draw:text-style-name="P3" draw:layer="layout" svg:width="2.5cm" svg:height="1.479cm" svg:x="23.2cm" svg:y="14.1cm">
          <draw:text-box>
            <text:p><text:span text:style-name="T10">1</text:span><text:span text:style-name="T10">以外</text:span></text:p>
          </draw:text-box>
        </draw:frame>
        <draw:frame draw:style-name="gr2" draw:text-style-name="P3" draw:layer="layout" svg:width="2.5cm" svg:height="1.479cm" svg:x="20cm" svg:y="16.5cm">
          <draw:text-box>
            <text:p><text:span text:style-name="T10">1</text:span><text:span text:style-name="T10">以外</text:span></text:p>
          </draw:text-box>
        </draw:frame>
        <draw:frame draw:style-name="gr2" draw:text-style-name="P3" draw:layer="layout" svg:width="2.5cm" svg:height="1.479cm" svg:x="16.5cm" svg:y="14.2cm">
          <draw:text-box>
            <text:p><text:span text:style-name="T10">1</text:span><text:span text:style-name="T10">以外</text:span></text:p>
          </draw:text-box>
        </draw:frame>
        <draw:frame draw:style-name="gr2" draw:text-style-name="P3" draw:layer="layout" svg:width="2.5cm" svg:height="1.479cm" svg:x="16.5cm" svg:y="16.421cm">
          <draw:text-box>
            <text:p><text:span text:style-name="T10">1</text:span><text:span text:style-name="T10">以外</text:span></text:p>
          </draw:text-box>
        </draw:frame>
        <draw:line draw:style-name="gr14" draw:text-style-name="P14" draw:layer="layout" svg:x1="17cm" svg:y1="11.6cm" svg:x2="25.5cm" svg:y2="11.6cm">
          <text:p/>
        </draw:line>
        <draw:line draw:style-name="gr14" draw:text-style-name="P14" draw:layer="layout" svg:x1="17cm" svg:y1="13.8cm" svg:x2="25.5cm" svg:y2="13.8cm">
          <text:p/>
        </draw:line>
        <draw:line draw:style-name="gr14" draw:text-style-name="P14" draw:layer="layout" svg:x1="17cm" svg:y1="16.1cm" svg:x2="25.5cm" svg:y2="16.1cm">
          <text:p/>
        </draw:line>
        <draw:frame draw:style-name="gr15" draw:text-style-name="P3" draw:layer="layout" svg:width="9.5cm" svg:height="1.579cm" svg:x="17cm" svg:y="19cm">
          <draw:text-box>
            <text:p><text:span text:style-name="T2">並べ方は　　　通り</text:span></text:p>
          </draw:text-box>
        </draw:frame>
        <draw:frame draw:style-name="gr16" draw:text-style-name="P15" draw:layer="layout" svg:width="1.819cm" svg:height="1.002cm" svg:x="21cm" svg:y="19.432cm">
          <draw:object xlink:href="./Object 26" xlink:type="simple" xlink:show="embed" xlink:actuate="onLoad">
            <loext:p/>
          </draw:object>
          <draw:image xlink:href="./ObjectReplacements/Object 26" xlink:type="simple" xlink:show="embed" xlink:actuate="onLoad"/>
        </draw:frame>
        <draw:frame draw:style-name="gr13" draw:text-style-name="P13" draw:layer="layout" svg:width="1.5cm" svg:height="1.637cm" svg:x="4cm" svg:y="10.552cm">
          <draw:text-box>
            <text:p text:style-name="P12"><text:span text:style-name="T9">●</text:span></text:p>
          </draw:text-box>
        </draw:frame>
        <draw:frame draw:style-name="gr2" draw:text-style-name="P3" draw:layer="layout" svg:width="2.5cm" svg:height="1.479cm" svg:x="3.5cm" svg:y="13.31cm">
          <draw:text-box>
            <text:p><text:span text:style-name="T10">1</text:span><text:span text:style-name="T10">以外</text:span></text:p>
          </draw:text-box>
        </draw:frame>
        <draw:frame draw:style-name="gr16" draw:text-style-name="P15" draw:layer="layout" svg:width="2.49cm" svg:height="1.911cm" svg:x="8.781cm" svg:y="10.589cm">
          <draw:object xlink:href="./Object 27" xlink:type="simple" xlink:show="embed" xlink:actuate="onLoad">
            <loext:p/>
          </draw:object>
          <draw:image xlink:href="./ObjectReplacements/Object 27" xlink:type="simple" xlink:show="embed" xlink:actuate="onLoad"/>
        </draw:frame>
        <draw:frame draw:style-name="gr16" draw:text-style-name="P15" draw:layer="layout" svg:width="3.81cm" svg:height="1.911cm" svg:x="8.8cm" svg:y="13.289cm">
          <draw:object xlink:href="./Object 28" xlink:type="simple" xlink:show="embed" xlink:actuate="onLoad">
            <loext:p/>
          </draw:object>
          <draw:image xlink:href="./ObjectReplacements/Object 28" xlink:type="simple" xlink:show="embed" xlink:actuate="onLoad"/>
        </draw:frame>
        <draw:frame draw:style-name="gr2" draw:text-style-name="P3" draw:layer="layout" svg:width="1.5cm" svg:height="1.479cm" svg:x="6.5cm" svg:y="10.71cm">
          <draw:text-box>
            <text:p><text:span text:style-name="T2">→</text:span></text:p>
          </draw:text-box>
        </draw:frame>
        <draw:frame draw:style-name="gr2" draw:text-style-name="P3" draw:layer="layout" svg:width="1.5cm" svg:height="1.479cm" svg:x="6.5cm" svg:y="13.31cm">
          <draw:text-box>
            <text:p><text:span text:style-name="T2">→</text:span></text:p>
          </draw:text-box>
        </draw:frame>
        <draw:frame draw:style-name="gr16" draw:text-style-name="P15" draw:layer="layout" svg:width="8.59cm" svg:height="2.203cm" svg:x="2.535cm" svg:y="16.5cm">
          <draw:object xlink:href="./Object 29" xlink:type="simple" xlink:show="embed" xlink:actuate="onLoad">
            <loext:p/>
          </draw:object>
          <draw:image xlink:href="./ObjectReplacements/Object 29" xlink:type="simple" xlink:show="embed" xlink:actuate="onLoad"/>
        </draw:frame>
        <draw:frame draw:style-name="gr16" draw:text-style-name="P15" draw:layer="layout" svg:width="0.929cm" svg:height="0.885cm" svg:x="5.174cm" svg:y="19.443cm">
          <draw:object xlink:href="./Object 30" xlink:type="simple" xlink:show="embed" xlink:actuate="onLoad">
            <loext:p/>
          </draw:object>
          <draw:image xlink:href="./ObjectReplacements/Object 30" xlink:type="simple" xlink:show="embed" xlink:actuate="onLoad"/>
        </draw:frame>
        <draw:frame draw:style-name="gr16" draw:text-style-name="P15" draw:layer="layout" svg:width="2.249cm" svg:height="0.885cm" svg:x="7cm" svg:y="19.6cm">
          <draw:object xlink:href="./Object 31" xlink:type="simple" xlink:show="embed" xlink:actuate="onLoad">
            <loext:p/>
          </draw:object>
          <draw:image xlink:href="./ObjectReplacements/Object 31" xlink:type="simple" xlink:show="embed" xlink:actuate="onLoad"/>
        </draw:frame>
        <draw:frame draw:style-name="gr17" draw:text-style-name="P16" draw:layer="layout" svg:width="15cm" svg:height="11.5cm" svg:x="0.5cm" svg:y="10cm">
          <draw:text-box>
            <text:p/>
          </draw:text-box>
        </draw:frame>
        <draw:frame draw:style-name="gr18" draw:text-style-name="P16" draw:layer="layout" svg:width="26.5cm" svg:height="23.5cm" svg:x="0cm" svg:y="6.5cm">
          <draw:text-box>
            <text:p/>
          </draw:text-box>
        </draw:frame>
        <presentation:notes draw:style-name="dp3">
          <draw:page-thumbnail draw:style-name="gr4"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3" draw:master-page-name="標準" presentation:presentation-page-layout-name="AL2T19">
        <draw:custom-shape draw:style-name="gr9" draw:text-style-name="P10" draw:layer="layout" svg:width="12cm" svg:height="5.5cm" svg:x="1.5cm" svg:y="10cm">
          <text:p/>
          <draw:enhanced-geometry svg:viewBox="0 0 21600 21600" draw:type="rectangle" draw:enhanced-path="M 0 0 L 21600 0 21600 21600 0 21600 0 0 Z N"/>
        </draw:custom-shape>
        <draw:custom-shape draw:style-name="gr10" draw:text-style-name="P11" draw:layer="layout" svg:width="2.5cm" svg:height="1.5cm" svg:x="7cm" svg:y="19.2cm">
          <text:p/>
          <draw:enhanced-geometry svg:viewBox="0 0 21600 21600" draw:mirror-horizontal="false" draw:mirror-vertical="false" draw:text-areas="800 800 20800 20800" draw:type="round-rectangular-callout" draw:modifiers="6805.59776089564 -6418.121252498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1" draw:layer="layout" svg:width="1.5cm" svg:height="1.5cm" svg:x="4.9cm" svg:y="19.2cm">
          <text:p/>
          <draw:enhanced-geometry svg:viewBox="0 0 21600 21600" draw:mirror-horizontal="false" draw:mirror-vertical="false" draw:text-areas="800 800 20800 20800" draw:type="round-rectangular-callout" draw:modifiers="11339.6402398401 -6418.121252498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3" draw:text-style-name="P1" draw:layer="layout" svg:width="26.5cm" svg:height="2.5cm" svg:x="0.5cm" svg:y="0.5cm" presentation:class="title">
          <draw:text-box>
            <text:p>反復試行とは</text:p>
          </draw:text-box>
        </draw:frame>
        <draw:frame draw:style-name="gr1" draw:text-style-name="P3" draw:layer="layout" svg:width="26.5cm" svg:height="1.889cm" svg:x="0.5cm" svg:y="3.821cm">
          <draw:text-box>
            <text:p><text:span text:style-name="T6">独立な試行を繰り返し行う　→　</text:span><text:span text:style-name="T7">反復試行</text:span></text:p>
          </draw:text-box>
        </draw:frame>
        <draw:frame draw:style-name="gr12" draw:text-style-name="P3" draw:layer="layout" svg:width="26.5cm" svg:height="2.707cm" svg:x="0.5cm" svg:y="6.321cm">
          <draw:text-box>
            <text:p><text:span text:style-name="T2">例）　１つのサイコロを続けて</text:span><text:span text:style-name="T2">3</text:span><text:span text:style-name="T2">回投げる（</text:span><text:span text:style-name="T8">独立な試行</text:span><text:span text:style-name="T2">）。</text:span></text:p>
            <text:p><text:span text:style-name="T2">　　　１の目がちょうど</text:span><text:span text:style-name="T2">1</text:span><text:span text:style-name="T2">回出る確率は？</text:span></text:p>
          </draw:text-box>
        </draw:frame>
        <draw:frame draw:style-name="gr2" draw:text-style-name="P3" draw:layer="layout" svg:width="9.5cm" svg:height="1.479cm" svg:x="16.5cm" svg:y="10cm">
          <draw:text-box>
            <text:p><text:span text:style-name="T8">1</text:span><text:span text:style-name="T8">回目　２回目　３回目</text:span></text:p>
          </draw:text-box>
        </draw:frame>
        <draw:frame draw:style-name="gr13" draw:text-style-name="P13" draw:layer="layout" svg:width="1.5cm" svg:height="1.637cm" svg:x="17cm" svg:y="11.863cm">
          <draw:text-box>
            <text:p text:style-name="P12"><text:span text:style-name="T9">●</text:span></text:p>
          </draw:text-box>
        </draw:frame>
        <draw:frame draw:style-name="gr13" draw:text-style-name="P13" draw:layer="layout" svg:width="1.5cm" svg:height="1.637cm" svg:x="20.5cm" svg:y="14cm">
          <draw:text-box>
            <text:p text:style-name="P12"><text:span text:style-name="T9">●</text:span></text:p>
          </draw:text-box>
        </draw:frame>
        <draw:frame draw:style-name="gr13" draw:text-style-name="P13" draw:layer="layout" svg:width="1.5cm" svg:height="1.637cm" svg:x="23.7cm" svg:y="16.5cm">
          <draw:text-box>
            <text:p text:style-name="P12"><text:span text:style-name="T9">●</text:span></text:p>
          </draw:text-box>
        </draw:frame>
        <draw:frame draw:style-name="gr2" draw:text-style-name="P3" draw:layer="layout" svg:width="2.5cm" svg:height="1.479cm" svg:x="20cm" svg:y="12.021cm">
          <draw:text-box>
            <text:p><text:span text:style-name="T10">1</text:span><text:span text:style-name="T10">以外</text:span></text:p>
          </draw:text-box>
        </draw:frame>
        <draw:frame draw:style-name="gr2" draw:text-style-name="P3" draw:layer="layout" svg:width="2.5cm" svg:height="1.479cm" svg:x="23.2cm" svg:y="12.1cm">
          <draw:text-box>
            <text:p><text:span text:style-name="T10">1</text:span><text:span text:style-name="T10">以外</text:span></text:p>
          </draw:text-box>
        </draw:frame>
        <draw:frame draw:style-name="gr2" draw:text-style-name="P3" draw:layer="layout" svg:width="2.5cm" svg:height="1.479cm" svg:x="23.2cm" svg:y="14.1cm">
          <draw:text-box>
            <text:p><text:span text:style-name="T10">1</text:span><text:span text:style-name="T10">以外</text:span></text:p>
          </draw:text-box>
        </draw:frame>
        <draw:frame draw:style-name="gr2" draw:text-style-name="P3" draw:layer="layout" svg:width="2.5cm" svg:height="1.479cm" svg:x="20cm" svg:y="16.5cm">
          <draw:text-box>
            <text:p><text:span text:style-name="T10">1</text:span><text:span text:style-name="T10">以外</text:span></text:p>
          </draw:text-box>
        </draw:frame>
        <draw:frame draw:style-name="gr2" draw:text-style-name="P3" draw:layer="layout" svg:width="2.5cm" svg:height="1.479cm" svg:x="16.5cm" svg:y="14.2cm">
          <draw:text-box>
            <text:p><text:span text:style-name="T10">1</text:span><text:span text:style-name="T10">以外</text:span></text:p>
          </draw:text-box>
        </draw:frame>
        <draw:frame draw:style-name="gr2" draw:text-style-name="P3" draw:layer="layout" svg:width="2.5cm" svg:height="1.479cm" svg:x="16.5cm" svg:y="16.421cm">
          <draw:text-box>
            <text:p><text:span text:style-name="T10">1</text:span><text:span text:style-name="T10">以外</text:span></text:p>
          </draw:text-box>
        </draw:frame>
        <draw:line draw:style-name="gr14" draw:text-style-name="P14" draw:layer="layout" svg:x1="17cm" svg:y1="11.6cm" svg:x2="25.5cm" svg:y2="11.6cm">
          <text:p/>
        </draw:line>
        <draw:line draw:style-name="gr14" draw:text-style-name="P14" draw:layer="layout" svg:x1="17cm" svg:y1="13.8cm" svg:x2="25.5cm" svg:y2="13.8cm">
          <text:p/>
        </draw:line>
        <draw:line draw:style-name="gr14" draw:text-style-name="P14" draw:layer="layout" svg:x1="17cm" svg:y1="16.1cm" svg:x2="25.5cm" svg:y2="16.1cm">
          <text:p/>
        </draw:line>
        <draw:frame draw:style-name="gr15" draw:text-style-name="P3" draw:layer="layout" svg:width="9.5cm" svg:height="1.579cm" svg:x="17cm" svg:y="19cm">
          <draw:text-box>
            <text:p><text:span text:style-name="T2">並べ方は　　　通り</text:span></text:p>
          </draw:text-box>
        </draw:frame>
        <draw:frame draw:style-name="gr16" draw:text-style-name="P15" draw:layer="layout" svg:width="1.819cm" svg:height="1.002cm" svg:x="21cm" svg:y="19.432cm">
          <draw:object xlink:href="./Object 50" xlink:type="simple" xlink:show="embed" xlink:actuate="onLoad">
            <loext:p/>
          </draw:object>
          <draw:image xlink:href="./ObjectReplacements/Object 50" xlink:type="simple" xlink:show="embed" xlink:actuate="onLoad"/>
        </draw:frame>
        <draw:frame draw:style-name="gr13" draw:text-style-name="P13" draw:layer="layout" svg:width="1.5cm" svg:height="1.637cm" svg:x="4cm" svg:y="10.552cm">
          <draw:text-box>
            <text:p text:style-name="P12"><text:span text:style-name="T9">●</text:span></text:p>
          </draw:text-box>
        </draw:frame>
        <draw:frame draw:style-name="gr2" draw:text-style-name="P3" draw:layer="layout" svg:width="2.5cm" svg:height="1.479cm" svg:x="3.5cm" svg:y="13.31cm">
          <draw:text-box>
            <text:p><text:span text:style-name="T10">1</text:span><text:span text:style-name="T10">以外</text:span></text:p>
          </draw:text-box>
        </draw:frame>
        <draw:frame draw:style-name="gr16" draw:text-style-name="P15" draw:layer="layout" svg:width="2.49cm" svg:height="1.911cm" svg:x="8.781cm" svg:y="10.589cm">
          <draw:object xlink:href="./Object 51" xlink:type="simple" xlink:show="embed" xlink:actuate="onLoad">
            <loext:p/>
          </draw:object>
          <draw:image xlink:href="./ObjectReplacements/Object 51" xlink:type="simple" xlink:show="embed" xlink:actuate="onLoad"/>
        </draw:frame>
        <draw:frame draw:style-name="gr16" draw:text-style-name="P15" draw:layer="layout" svg:width="3.81cm" svg:height="1.911cm" svg:x="8.8cm" svg:y="13.289cm">
          <draw:object xlink:href="./Object 52" xlink:type="simple" xlink:show="embed" xlink:actuate="onLoad">
            <loext:p/>
          </draw:object>
          <draw:image xlink:href="./ObjectReplacements/Object 52" xlink:type="simple" xlink:show="embed" xlink:actuate="onLoad"/>
        </draw:frame>
        <draw:frame draw:style-name="gr2" draw:text-style-name="P3" draw:layer="layout" svg:width="1.5cm" svg:height="1.479cm" svg:x="6.5cm" svg:y="10.71cm">
          <draw:text-box>
            <text:p><text:span text:style-name="T2">→</text:span></text:p>
          </draw:text-box>
        </draw:frame>
        <draw:frame draw:style-name="gr2" draw:text-style-name="P3" draw:layer="layout" svg:width="1.5cm" svg:height="1.479cm" svg:x="6.5cm" svg:y="13.31cm">
          <draw:text-box>
            <text:p><text:span text:style-name="T2">→</text:span></text:p>
          </draw:text-box>
        </draw:frame>
        <draw:frame draw:style-name="gr16" draw:text-style-name="P15" draw:layer="layout" svg:width="8.59cm" svg:height="2.203cm" svg:x="2.535cm" svg:y="16.5cm">
          <draw:object xlink:href="./Object 53" xlink:type="simple" xlink:show="embed" xlink:actuate="onLoad">
            <loext:p/>
          </draw:object>
          <draw:image xlink:href="./ObjectReplacements/Object 53" xlink:type="simple" xlink:show="embed" xlink:actuate="onLoad"/>
        </draw:frame>
        <draw:frame draw:style-name="gr16" draw:text-style-name="P15" draw:layer="layout" svg:width="0.929cm" svg:height="0.885cm" svg:x="5.174cm" svg:y="19.443cm">
          <draw:object xlink:href="./Object 54" xlink:type="simple" xlink:show="embed" xlink:actuate="onLoad">
            <loext:p/>
          </draw:object>
          <draw:image xlink:href="./ObjectReplacements/Object 54" xlink:type="simple" xlink:show="embed" xlink:actuate="onLoad"/>
        </draw:frame>
        <draw:frame draw:style-name="gr16" draw:text-style-name="P15" draw:layer="layout" svg:width="2.249cm" svg:height="0.885cm" svg:x="7cm" svg:y="19.6cm">
          <draw:object xlink:href="./Object 55" xlink:type="simple" xlink:show="embed" xlink:actuate="onLoad">
            <loext:p/>
          </draw:object>
          <draw:image xlink:href="./ObjectReplacements/Object 55" xlink:type="simple" xlink:show="embed" xlink:actuate="onLoad"/>
        </draw:frame>
        <draw:frame draw:style-name="gr17" draw:text-style-name="P16" draw:layer="layout" svg:width="15cm" svg:height="11.5cm" svg:x="0.5cm" svg:y="10cm">
          <draw:text-box>
            <text:p/>
          </draw:text-box>
        </draw:frame>
        <draw:frame draw:style-name="gr19" draw:text-style-name="P16" draw:layer="layout" svg:width="15cm" svg:height="20.5cm" svg:x="11.5cm" svg:y="9.5cm">
          <draw:text-box>
            <text:p/>
          </draw:text-box>
        </draw:frame>
        <presentation:notes draw:style-name="dp3">
          <draw:page-thumbnail draw:style-name="gr4"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3" draw:master-page-name="標準" presentation:presentation-page-layout-name="AL2T19">
        <draw:custom-shape draw:style-name="gr9" draw:text-style-name="P10" draw:layer="layout" svg:width="12cm" svg:height="5.5cm" svg:x="1.5cm" svg:y="10cm">
          <text:p/>
          <draw:enhanced-geometry svg:viewBox="0 0 21600 21600" draw:type="rectangle" draw:enhanced-path="M 0 0 L 21600 0 21600 21600 0 21600 0 0 Z N"/>
        </draw:custom-shape>
        <draw:custom-shape draw:style-name="gr10" draw:text-style-name="P11" draw:layer="layout" svg:width="2.5cm" svg:height="1.5cm" svg:x="7cm" svg:y="19.2cm">
          <text:p/>
          <draw:enhanced-geometry svg:viewBox="0 0 21600 21600" draw:mirror-horizontal="false" draw:mirror-vertical="false" draw:text-areas="800 800 20800 20800" draw:type="round-rectangular-callout" draw:modifiers="6805.59776089564 -6418.121252498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1" draw:layer="layout" svg:width="1.5cm" svg:height="1.5cm" svg:x="4.9cm" svg:y="19.2cm">
          <text:p/>
          <draw:enhanced-geometry svg:viewBox="0 0 21600 21600" draw:mirror-horizontal="false" draw:mirror-vertical="false" draw:text-areas="800 800 20800 20800" draw:type="round-rectangular-callout" draw:modifiers="11339.6402398401 -6418.121252498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3" draw:text-style-name="P1" draw:layer="layout" svg:width="26.5cm" svg:height="2.5cm" svg:x="0.5cm" svg:y="0.5cm" presentation:class="title">
          <draw:text-box>
            <text:p>反復試行とは</text:p>
          </draw:text-box>
        </draw:frame>
        <draw:frame draw:style-name="gr1" draw:text-style-name="P3" draw:layer="layout" svg:width="26.5cm" svg:height="1.889cm" svg:x="0.5cm" svg:y="3.821cm">
          <draw:text-box>
            <text:p><text:span text:style-name="T6">独立な試行を繰り返し行う　→　</text:span><text:span text:style-name="T7">反復試行</text:span></text:p>
          </draw:text-box>
        </draw:frame>
        <draw:frame draw:style-name="gr12" draw:text-style-name="P3" draw:layer="layout" svg:width="26.5cm" svg:height="2.707cm" svg:x="0.5cm" svg:y="6.321cm">
          <draw:text-box>
            <text:p><text:span text:style-name="T2">例）　１つのサイコロを続けて</text:span><text:span text:style-name="T2">3</text:span><text:span text:style-name="T2">回投げる（</text:span><text:span text:style-name="T8">独立な試行</text:span><text:span text:style-name="T2">）。</text:span></text:p>
            <text:p><text:span text:style-name="T2">　　　１の目がちょうど</text:span><text:span text:style-name="T2">1</text:span><text:span text:style-name="T2">回出る確率は？</text:span></text:p>
          </draw:text-box>
        </draw:frame>
        <draw:frame draw:style-name="gr2" draw:text-style-name="P3" draw:layer="layout" svg:width="9.5cm" svg:height="1.479cm" svg:x="16.5cm" svg:y="10cm">
          <draw:text-box>
            <text:p><text:span text:style-name="T8">1</text:span><text:span text:style-name="T8">回目　２回目　３回目</text:span></text:p>
          </draw:text-box>
        </draw:frame>
        <draw:frame draw:style-name="gr13" draw:text-style-name="P13" draw:layer="layout" svg:width="1.5cm" svg:height="1.637cm" svg:x="17cm" svg:y="11.863cm">
          <draw:text-box>
            <text:p text:style-name="P12"><text:span text:style-name="T9">●</text:span></text:p>
          </draw:text-box>
        </draw:frame>
        <draw:frame draw:style-name="gr13" draw:text-style-name="P13" draw:layer="layout" svg:width="1.5cm" svg:height="1.637cm" svg:x="20.5cm" svg:y="14cm">
          <draw:text-box>
            <text:p text:style-name="P12"><text:span text:style-name="T9">●</text:span></text:p>
          </draw:text-box>
        </draw:frame>
        <draw:frame draw:style-name="gr13" draw:text-style-name="P13" draw:layer="layout" svg:width="1.5cm" svg:height="1.637cm" svg:x="23.7cm" svg:y="16.5cm">
          <draw:text-box>
            <text:p text:style-name="P12"><text:span text:style-name="T9">●</text:span></text:p>
          </draw:text-box>
        </draw:frame>
        <draw:frame draw:style-name="gr2" draw:text-style-name="P3" draw:layer="layout" svg:width="2.5cm" svg:height="1.479cm" svg:x="20cm" svg:y="12.021cm">
          <draw:text-box>
            <text:p><text:span text:style-name="T10">1</text:span><text:span text:style-name="T10">以外</text:span></text:p>
          </draw:text-box>
        </draw:frame>
        <draw:frame draw:style-name="gr2" draw:text-style-name="P3" draw:layer="layout" svg:width="2.5cm" svg:height="1.479cm" svg:x="23.2cm" svg:y="12.1cm">
          <draw:text-box>
            <text:p><text:span text:style-name="T10">1</text:span><text:span text:style-name="T10">以外</text:span></text:p>
          </draw:text-box>
        </draw:frame>
        <draw:frame draw:style-name="gr2" draw:text-style-name="P3" draw:layer="layout" svg:width="2.5cm" svg:height="1.479cm" svg:x="23.2cm" svg:y="14.1cm">
          <draw:text-box>
            <text:p><text:span text:style-name="T10">1</text:span><text:span text:style-name="T10">以外</text:span></text:p>
          </draw:text-box>
        </draw:frame>
        <draw:frame draw:style-name="gr2" draw:text-style-name="P3" draw:layer="layout" svg:width="2.5cm" svg:height="1.479cm" svg:x="20cm" svg:y="16.5cm">
          <draw:text-box>
            <text:p><text:span text:style-name="T10">1</text:span><text:span text:style-name="T10">以外</text:span></text:p>
          </draw:text-box>
        </draw:frame>
        <draw:frame draw:style-name="gr2" draw:text-style-name="P3" draw:layer="layout" svg:width="2.5cm" svg:height="1.479cm" svg:x="16.5cm" svg:y="14.2cm">
          <draw:text-box>
            <text:p><text:span text:style-name="T10">1</text:span><text:span text:style-name="T10">以外</text:span></text:p>
          </draw:text-box>
        </draw:frame>
        <draw:frame draw:style-name="gr2" draw:text-style-name="P3" draw:layer="layout" svg:width="2.5cm" svg:height="1.479cm" svg:x="16.5cm" svg:y="16.421cm">
          <draw:text-box>
            <text:p><text:span text:style-name="T10">1</text:span><text:span text:style-name="T10">以外</text:span></text:p>
          </draw:text-box>
        </draw:frame>
        <draw:line draw:style-name="gr14" draw:text-style-name="P14" draw:layer="layout" svg:x1="17cm" svg:y1="11.6cm" svg:x2="25.5cm" svg:y2="11.6cm">
          <text:p/>
        </draw:line>
        <draw:line draw:style-name="gr14" draw:text-style-name="P14" draw:layer="layout" svg:x1="17cm" svg:y1="13.8cm" svg:x2="25.5cm" svg:y2="13.8cm">
          <text:p/>
        </draw:line>
        <draw:line draw:style-name="gr14" draw:text-style-name="P14" draw:layer="layout" svg:x1="17cm" svg:y1="16.1cm" svg:x2="25.5cm" svg:y2="16.1cm">
          <text:p/>
        </draw:line>
        <draw:frame draw:style-name="gr15" draw:text-style-name="P3" draw:layer="layout" svg:width="9.5cm" svg:height="1.579cm" svg:x="17cm" svg:y="19cm">
          <draw:text-box>
            <text:p><text:span text:style-name="T2">並べ方は　　　通り</text:span></text:p>
          </draw:text-box>
        </draw:frame>
        <draw:frame draw:style-name="gr16" draw:text-style-name="P15" draw:layer="layout" svg:width="1.819cm" svg:height="1.002cm" svg:x="21cm" svg:y="19.432cm">
          <draw:object xlink:href="./Object 44" xlink:type="simple" xlink:show="embed" xlink:actuate="onLoad">
            <loext:p/>
          </draw:object>
          <draw:image xlink:href="./ObjectReplacements/Object 44" xlink:type="simple" xlink:show="embed" xlink:actuate="onLoad"/>
        </draw:frame>
        <draw:frame draw:style-name="gr13" draw:text-style-name="P13" draw:layer="layout" svg:width="1.5cm" svg:height="1.637cm" svg:x="4cm" svg:y="10.552cm">
          <draw:text-box>
            <text:p text:style-name="P12"><text:span text:style-name="T9">●</text:span></text:p>
          </draw:text-box>
        </draw:frame>
        <draw:frame draw:style-name="gr2" draw:text-style-name="P3" draw:layer="layout" svg:width="2.5cm" svg:height="1.479cm" svg:x="3.5cm" svg:y="13.31cm">
          <draw:text-box>
            <text:p><text:span text:style-name="T10">1</text:span><text:span text:style-name="T10">以外</text:span></text:p>
          </draw:text-box>
        </draw:frame>
        <draw:frame draw:style-name="gr16" draw:text-style-name="P15" draw:layer="layout" svg:width="2.49cm" svg:height="1.911cm" svg:x="8.781cm" svg:y="10.589cm">
          <draw:object xlink:href="./Object 45" xlink:type="simple" xlink:show="embed" xlink:actuate="onLoad">
            <loext:p/>
          </draw:object>
          <draw:image xlink:href="./ObjectReplacements/Object 45" xlink:type="simple" xlink:show="embed" xlink:actuate="onLoad"/>
        </draw:frame>
        <draw:frame draw:style-name="gr16" draw:text-style-name="P15" draw:layer="layout" svg:width="3.81cm" svg:height="1.911cm" svg:x="8.8cm" svg:y="13.289cm">
          <draw:object xlink:href="./Object 46" xlink:type="simple" xlink:show="embed" xlink:actuate="onLoad">
            <loext:p/>
          </draw:object>
          <draw:image xlink:href="./ObjectReplacements/Object 46" xlink:type="simple" xlink:show="embed" xlink:actuate="onLoad"/>
        </draw:frame>
        <draw:frame draw:style-name="gr2" draw:text-style-name="P3" draw:layer="layout" svg:width="1.5cm" svg:height="1.479cm" svg:x="6.5cm" svg:y="10.71cm">
          <draw:text-box>
            <text:p><text:span text:style-name="T2">→</text:span></text:p>
          </draw:text-box>
        </draw:frame>
        <draw:frame draw:style-name="gr2" draw:text-style-name="P3" draw:layer="layout" svg:width="1.5cm" svg:height="1.479cm" svg:x="6.5cm" svg:y="13.31cm">
          <draw:text-box>
            <text:p><text:span text:style-name="T2">→</text:span></text:p>
          </draw:text-box>
        </draw:frame>
        <draw:frame draw:style-name="gr16" draw:text-style-name="P15" draw:layer="layout" svg:width="8.59cm" svg:height="2.203cm" svg:x="2.535cm" svg:y="16.5cm">
          <draw:object xlink:href="./Object 47" xlink:type="simple" xlink:show="embed" xlink:actuate="onLoad">
            <loext:p/>
          </draw:object>
          <draw:image xlink:href="./ObjectReplacements/Object 47" xlink:type="simple" xlink:show="embed" xlink:actuate="onLoad"/>
        </draw:frame>
        <draw:frame draw:style-name="gr16" draw:text-style-name="P15" draw:layer="layout" svg:width="0.929cm" svg:height="0.885cm" svg:x="5.174cm" svg:y="19.443cm">
          <draw:object xlink:href="./Object 48" xlink:type="simple" xlink:show="embed" xlink:actuate="onLoad">
            <loext:p/>
          </draw:object>
          <draw:image xlink:href="./ObjectReplacements/Object 48" xlink:type="simple" xlink:show="embed" xlink:actuate="onLoad"/>
        </draw:frame>
        <draw:frame draw:style-name="gr16" draw:text-style-name="P15" draw:layer="layout" svg:width="2.249cm" svg:height="0.885cm" svg:x="7cm" svg:y="19.6cm">
          <draw:object xlink:href="./Object 49" xlink:type="simple" xlink:show="embed" xlink:actuate="onLoad">
            <loext:p/>
          </draw:object>
          <draw:image xlink:href="./ObjectReplacements/Object 49" xlink:type="simple" xlink:show="embed" xlink:actuate="onLoad"/>
        </draw:frame>
        <draw:frame draw:style-name="gr17" draw:text-style-name="P16" draw:layer="layout" svg:width="15cm" svg:height="11.5cm" svg:x="0.5cm" svg:y="10cm">
          <draw:text-box>
            <text:p/>
          </draw:text-box>
        </draw:frame>
        <draw:frame draw:style-name="gr17" draw:text-style-name="P16" draw:layer="layout" svg:width="15cm" svg:height="11.5cm" svg:x="11.5cm" svg:y="18.5cm">
          <draw:text-box>
            <text:p/>
          </draw:text-box>
        </draw:frame>
        <presentation:notes draw:style-name="dp3">
          <draw:page-thumbnail draw:style-name="gr4" draw:layer="layout" svg:width="19.798cm" svg:height="11.136cm" svg:x="0.6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3" draw:master-page-name="標準" presentation:presentation-page-layout-name="AL2T19">
        <draw:custom-shape draw:style-name="gr9" draw:text-style-name="P10" draw:layer="layout" svg:width="12cm" svg:height="5.5cm" svg:x="1.5cm" svg:y="10cm">
          <text:p/>
          <draw:enhanced-geometry svg:viewBox="0 0 21600 21600" draw:type="rectangle" draw:enhanced-path="M 0 0 L 21600 0 21600 21600 0 21600 0 0 Z N"/>
        </draw:custom-shape>
        <draw:custom-shape draw:style-name="gr10" draw:text-style-name="P11" draw:layer="layout" svg:width="2.5cm" svg:height="1.5cm" svg:x="7cm" svg:y="19.2cm">
          <text:p/>
          <draw:enhanced-geometry svg:viewBox="0 0 21600 21600" draw:mirror-horizontal="false" draw:mirror-vertical="false" draw:text-areas="800 800 20800 20800" draw:type="round-rectangular-callout" draw:modifiers="6805.59776089564 -6418.121252498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1" draw:layer="layout" svg:width="1.5cm" svg:height="1.5cm" svg:x="4.9cm" svg:y="19.2cm">
          <text:p/>
          <draw:enhanced-geometry svg:viewBox="0 0 21600 21600" draw:mirror-horizontal="false" draw:mirror-vertical="false" draw:text-areas="800 800 20800 20800" draw:type="round-rectangular-callout" draw:modifiers="11339.6402398401 -6418.121252498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3" draw:text-style-name="P1" draw:layer="layout" svg:width="26.5cm" svg:height="2.5cm" svg:x="0.5cm" svg:y="0.5cm" presentation:class="title">
          <draw:text-box>
            <text:p>反復試行とは</text:p>
          </draw:text-box>
        </draw:frame>
        <draw:frame draw:style-name="gr1" draw:text-style-name="P3" draw:layer="layout" svg:width="26.5cm" svg:height="1.889cm" svg:x="0.5cm" svg:y="3.821cm">
          <draw:text-box>
            <text:p><text:span text:style-name="T6">独立な試行を繰り返し行う　→　</text:span><text:span text:style-name="T7">反復試行</text:span></text:p>
          </draw:text-box>
        </draw:frame>
        <draw:frame draw:style-name="gr12" draw:text-style-name="P3" draw:layer="layout" svg:width="26.5cm" svg:height="2.707cm" svg:x="0.5cm" svg:y="6.321cm">
          <draw:text-box>
            <text:p><text:span text:style-name="T2">例）　１つのサイコロを続けて</text:span><text:span text:style-name="T2">3</text:span><text:span text:style-name="T2">回投げる（</text:span><text:span text:style-name="T8">独立な試行</text:span><text:span text:style-name="T2">）。</text:span></text:p>
            <text:p><text:span text:style-name="T2">　　　１の目がちょうど</text:span><text:span text:style-name="T2">1</text:span><text:span text:style-name="T2">回出る確率は？</text:span></text:p>
          </draw:text-box>
        </draw:frame>
        <draw:frame draw:style-name="gr2" draw:text-style-name="P3" draw:layer="layout" svg:width="9.5cm" svg:height="1.479cm" svg:x="16.5cm" svg:y="10cm">
          <draw:text-box>
            <text:p><text:span text:style-name="T8">1</text:span><text:span text:style-name="T8">回目　２回目　３回目</text:span></text:p>
          </draw:text-box>
        </draw:frame>
        <draw:frame draw:style-name="gr13" draw:text-style-name="P13" draw:layer="layout" svg:width="1.5cm" svg:height="1.637cm" svg:x="17cm" svg:y="11.863cm">
          <draw:text-box>
            <text:p text:style-name="P12"><text:span text:style-name="T9">●</text:span></text:p>
          </draw:text-box>
        </draw:frame>
        <draw:frame draw:style-name="gr13" draw:text-style-name="P13" draw:layer="layout" svg:width="1.5cm" svg:height="1.637cm" svg:x="20.5cm" svg:y="14cm">
          <draw:text-box>
            <text:p text:style-name="P12"><text:span text:style-name="T9">●</text:span></text:p>
          </draw:text-box>
        </draw:frame>
        <draw:frame draw:style-name="gr13" draw:text-style-name="P13" draw:layer="layout" svg:width="1.5cm" svg:height="1.637cm" svg:x="23.7cm" svg:y="16.5cm">
          <draw:text-box>
            <text:p text:style-name="P12"><text:span text:style-name="T9">●</text:span></text:p>
          </draw:text-box>
        </draw:frame>
        <draw:frame draw:style-name="gr2" draw:text-style-name="P3" draw:layer="layout" svg:width="2.5cm" svg:height="1.479cm" svg:x="20cm" svg:y="12.021cm">
          <draw:text-box>
            <text:p><text:span text:style-name="T10">1</text:span><text:span text:style-name="T10">以外</text:span></text:p>
          </draw:text-box>
        </draw:frame>
        <draw:frame draw:style-name="gr2" draw:text-style-name="P3" draw:layer="layout" svg:width="2.5cm" svg:height="1.479cm" svg:x="23.2cm" svg:y="12.1cm">
          <draw:text-box>
            <text:p><text:span text:style-name="T10">1</text:span><text:span text:style-name="T10">以外</text:span></text:p>
          </draw:text-box>
        </draw:frame>
        <draw:frame draw:style-name="gr2" draw:text-style-name="P3" draw:layer="layout" svg:width="2.5cm" svg:height="1.479cm" svg:x="23.2cm" svg:y="14.1cm">
          <draw:text-box>
            <text:p><text:span text:style-name="T10">1</text:span><text:span text:style-name="T10">以外</text:span></text:p>
          </draw:text-box>
        </draw:frame>
        <draw:frame draw:style-name="gr2" draw:text-style-name="P3" draw:layer="layout" svg:width="2.5cm" svg:height="1.479cm" svg:x="20cm" svg:y="16.5cm">
          <draw:text-box>
            <text:p><text:span text:style-name="T10">1</text:span><text:span text:style-name="T10">以外</text:span></text:p>
          </draw:text-box>
        </draw:frame>
        <draw:frame draw:style-name="gr2" draw:text-style-name="P3" draw:layer="layout" svg:width="2.5cm" svg:height="1.479cm" svg:x="16.5cm" svg:y="14.2cm">
          <draw:text-box>
            <text:p><text:span text:style-name="T10">1</text:span><text:span text:style-name="T10">以外</text:span></text:p>
          </draw:text-box>
        </draw:frame>
        <draw:frame draw:style-name="gr2" draw:text-style-name="P3" draw:layer="layout" svg:width="2.5cm" svg:height="1.479cm" svg:x="16.5cm" svg:y="16.421cm">
          <draw:text-box>
            <text:p><text:span text:style-name="T10">1</text:span><text:span text:style-name="T10">以外</text:span></text:p>
          </draw:text-box>
        </draw:frame>
        <draw:line draw:style-name="gr14" draw:text-style-name="P14" draw:layer="layout" svg:x1="17cm" svg:y1="11.6cm" svg:x2="25.5cm" svg:y2="11.6cm">
          <text:p/>
        </draw:line>
        <draw:line draw:style-name="gr14" draw:text-style-name="P14" draw:layer="layout" svg:x1="17cm" svg:y1="13.8cm" svg:x2="25.5cm" svg:y2="13.8cm">
          <text:p/>
        </draw:line>
        <draw:line draw:style-name="gr14" draw:text-style-name="P14" draw:layer="layout" svg:x1="17cm" svg:y1="16.1cm" svg:x2="25.5cm" svg:y2="16.1cm">
          <text:p/>
        </draw:line>
        <draw:frame draw:style-name="gr15" draw:text-style-name="P3" draw:layer="layout" svg:width="9.5cm" svg:height="1.579cm" svg:x="17cm" svg:y="19cm">
          <draw:text-box>
            <text:p><text:span text:style-name="T2">並べ方は　　　通り</text:span></text:p>
          </draw:text-box>
        </draw:frame>
        <draw:frame draw:style-name="gr16" draw:text-style-name="P15" draw:layer="layout" svg:width="1.819cm" svg:height="1.002cm" svg:x="21cm" svg:y="19.432cm">
          <draw:object xlink:href="./Object 38" xlink:type="simple" xlink:show="embed" xlink:actuate="onLoad">
            <loext:p/>
          </draw:object>
          <draw:image xlink:href="./ObjectReplacements/Object 38" xlink:type="simple" xlink:show="embed" xlink:actuate="onLoad"/>
        </draw:frame>
        <draw:frame draw:style-name="gr13" draw:text-style-name="P13" draw:layer="layout" svg:width="1.5cm" svg:height="1.637cm" svg:x="4cm" svg:y="10.552cm">
          <draw:text-box>
            <text:p text:style-name="P12"><text:span text:style-name="T9">●</text:span></text:p>
          </draw:text-box>
        </draw:frame>
        <draw:frame draw:style-name="gr2" draw:text-style-name="P3" draw:layer="layout" svg:width="2.5cm" svg:height="1.479cm" svg:x="3.5cm" svg:y="13.31cm">
          <draw:text-box>
            <text:p><text:span text:style-name="T10">1</text:span><text:span text:style-name="T10">以外</text:span></text:p>
          </draw:text-box>
        </draw:frame>
        <draw:frame draw:style-name="gr16" draw:text-style-name="P15" draw:layer="layout" svg:width="2.49cm" svg:height="1.911cm" svg:x="8.781cm" svg:y="10.589cm">
          <draw:object xlink:href="./Object 39" xlink:type="simple" xlink:show="embed" xlink:actuate="onLoad">
            <loext:p/>
          </draw:object>
          <draw:image xlink:href="./ObjectReplacements/Object 39" xlink:type="simple" xlink:show="embed" xlink:actuate="onLoad"/>
        </draw:frame>
        <draw:frame draw:style-name="gr16" draw:text-style-name="P15" draw:layer="layout" svg:width="3.81cm" svg:height="1.911cm" svg:x="8.8cm" svg:y="13.289cm">
          <draw:object xlink:href="./Object 40" xlink:type="simple" xlink:show="embed" xlink:actuate="onLoad">
            <loext:p/>
          </draw:object>
          <draw:image xlink:href="./ObjectReplacements/Object 40" xlink:type="simple" xlink:show="embed" xlink:actuate="onLoad"/>
        </draw:frame>
        <draw:frame draw:style-name="gr2" draw:text-style-name="P3" draw:layer="layout" svg:width="1.5cm" svg:height="1.479cm" svg:x="6.5cm" svg:y="10.71cm">
          <draw:text-box>
            <text:p><text:span text:style-name="T2">→</text:span></text:p>
          </draw:text-box>
        </draw:frame>
        <draw:frame draw:style-name="gr2" draw:text-style-name="P3" draw:layer="layout" svg:width="1.5cm" svg:height="1.479cm" svg:x="6.5cm" svg:y="13.31cm">
          <draw:text-box>
            <text:p><text:span text:style-name="T2">→</text:span></text:p>
          </draw:text-box>
        </draw:frame>
        <draw:frame draw:style-name="gr16" draw:text-style-name="P15" draw:layer="layout" svg:width="8.59cm" svg:height="2.203cm" svg:x="2.535cm" svg:y="16.5cm">
          <draw:object xlink:href="./Object 41" xlink:type="simple" xlink:show="embed" xlink:actuate="onLoad">
            <loext:p/>
          </draw:object>
          <draw:image xlink:href="./ObjectReplacements/Object 41" xlink:type="simple" xlink:show="embed" xlink:actuate="onLoad"/>
        </draw:frame>
        <draw:frame draw:style-name="gr16" draw:text-style-name="P15" draw:layer="layout" svg:width="0.929cm" svg:height="0.885cm" svg:x="5.174cm" svg:y="19.443cm">
          <draw:object xlink:href="./Object 42" xlink:type="simple" xlink:show="embed" xlink:actuate="onLoad">
            <loext:p/>
          </draw:object>
          <draw:image xlink:href="./ObjectReplacements/Object 42" xlink:type="simple" xlink:show="embed" xlink:actuate="onLoad"/>
        </draw:frame>
        <draw:frame draw:style-name="gr16" draw:text-style-name="P15" draw:layer="layout" svg:width="2.249cm" svg:height="0.885cm" svg:x="7cm" svg:y="19.6cm">
          <draw:object xlink:href="./Object 43" xlink:type="simple" xlink:show="embed" xlink:actuate="onLoad">
            <loext:p/>
          </draw:object>
          <draw:image xlink:href="./ObjectReplacements/Object 43" xlink:type="simple" xlink:show="embed" xlink:actuate="onLoad"/>
        </draw:frame>
        <draw:frame draw:style-name="gr17" draw:text-style-name="P16" draw:layer="layout" svg:width="15cm" svg:height="11.5cm" svg:x="0.5cm" svg:y="10cm">
          <draw:text-box>
            <text:p/>
          </draw:text-box>
        </draw:frame>
        <presentation:notes draw:style-name="dp3">
          <draw:page-thumbnail draw:style-name="gr4" draw:layer="layout" svg:width="19.798cm" svg:height="11.136cm" svg:x="0.6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3" draw:master-page-name="標準" presentation:presentation-page-layout-name="AL2T19">
        <draw:custom-shape draw:style-name="gr9" draw:text-style-name="P10" draw:layer="layout" svg:width="12cm" svg:height="5.5cm" svg:x="1.5cm" svg:y="10cm">
          <text:p/>
          <draw:enhanced-geometry svg:viewBox="0 0 21600 21600" draw:type="rectangle" draw:enhanced-path="M 0 0 L 21600 0 21600 21600 0 21600 0 0 Z N"/>
        </draw:custom-shape>
        <draw:custom-shape draw:style-name="gr10" draw:text-style-name="P11" draw:layer="layout" svg:width="2.5cm" svg:height="1.5cm" svg:x="7cm" svg:y="19.2cm">
          <text:p/>
          <draw:enhanced-geometry svg:viewBox="0 0 21600 21600" draw:mirror-horizontal="false" draw:mirror-vertical="false" draw:text-areas="800 800 20800 20800" draw:type="round-rectangular-callout" draw:modifiers="6805.59776089564 -6418.121252498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1" draw:layer="layout" svg:width="1.5cm" svg:height="1.5cm" svg:x="4.9cm" svg:y="19.2cm">
          <text:p/>
          <draw:enhanced-geometry svg:viewBox="0 0 21600 21600" draw:mirror-horizontal="false" draw:mirror-vertical="false" draw:text-areas="800 800 20800 20800" draw:type="round-rectangular-callout" draw:modifiers="11339.6402398401 -6418.121252498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3" draw:text-style-name="P1" draw:layer="layout" svg:width="26.5cm" svg:height="2.5cm" svg:x="0.5cm" svg:y="0.5cm" presentation:class="title">
          <draw:text-box>
            <text:p>反復試行とは</text:p>
          </draw:text-box>
        </draw:frame>
        <draw:frame draw:style-name="gr1" draw:text-style-name="P3" draw:layer="layout" svg:width="26.5cm" svg:height="1.889cm" svg:x="0.5cm" svg:y="3.821cm">
          <draw:text-box>
            <text:p><text:span text:style-name="T6">独立な試行を繰り返し行う　→　</text:span><text:span text:style-name="T7">反復試行</text:span></text:p>
          </draw:text-box>
        </draw:frame>
        <draw:frame draw:style-name="gr12" draw:text-style-name="P3" draw:layer="layout" svg:width="26.5cm" svg:height="2.707cm" svg:x="0.5cm" svg:y="6.321cm">
          <draw:text-box>
            <text:p><text:span text:style-name="T2">例）　１つのサイコロを続けて</text:span><text:span text:style-name="T2">3</text:span><text:span text:style-name="T2">回投げる（</text:span><text:span text:style-name="T8">独立な試行</text:span><text:span text:style-name="T2">）。</text:span></text:p>
            <text:p><text:span text:style-name="T2">　　　１の目がちょうど</text:span><text:span text:style-name="T2">1</text:span><text:span text:style-name="T2">回出る確率は？</text:span></text:p>
          </draw:text-box>
        </draw:frame>
        <draw:frame draw:style-name="gr2" draw:text-style-name="P3" draw:layer="layout" svg:width="9.5cm" svg:height="1.479cm" svg:x="16.5cm" svg:y="10cm">
          <draw:text-box>
            <text:p><text:span text:style-name="T8">1</text:span><text:span text:style-name="T8">回目　２回目　３回目</text:span></text:p>
          </draw:text-box>
        </draw:frame>
        <draw:frame draw:style-name="gr13" draw:text-style-name="P13" draw:layer="layout" svg:width="1.5cm" svg:height="1.637cm" svg:x="17cm" svg:y="11.863cm">
          <draw:text-box>
            <text:p text:style-name="P12"><text:span text:style-name="T9">●</text:span></text:p>
          </draw:text-box>
        </draw:frame>
        <draw:frame draw:style-name="gr13" draw:text-style-name="P13" draw:layer="layout" svg:width="1.5cm" svg:height="1.637cm" svg:x="20.5cm" svg:y="14cm">
          <draw:text-box>
            <text:p text:style-name="P12"><text:span text:style-name="T9">●</text:span></text:p>
          </draw:text-box>
        </draw:frame>
        <draw:frame draw:style-name="gr13" draw:text-style-name="P13" draw:layer="layout" svg:width="1.5cm" svg:height="1.637cm" svg:x="23.7cm" svg:y="16.5cm">
          <draw:text-box>
            <text:p text:style-name="P12"><text:span text:style-name="T9">●</text:span></text:p>
          </draw:text-box>
        </draw:frame>
        <draw:frame draw:style-name="gr2" draw:text-style-name="P3" draw:layer="layout" svg:width="2.5cm" svg:height="1.479cm" svg:x="20cm" svg:y="12.021cm">
          <draw:text-box>
            <text:p><text:span text:style-name="T10">1</text:span><text:span text:style-name="T10">以外</text:span></text:p>
          </draw:text-box>
        </draw:frame>
        <draw:frame draw:style-name="gr2" draw:text-style-name="P3" draw:layer="layout" svg:width="2.5cm" svg:height="1.479cm" svg:x="23.2cm" svg:y="12.1cm">
          <draw:text-box>
            <text:p><text:span text:style-name="T10">1</text:span><text:span text:style-name="T10">以外</text:span></text:p>
          </draw:text-box>
        </draw:frame>
        <draw:frame draw:style-name="gr2" draw:text-style-name="P3" draw:layer="layout" svg:width="2.5cm" svg:height="1.479cm" svg:x="23.2cm" svg:y="14.1cm">
          <draw:text-box>
            <text:p><text:span text:style-name="T10">1</text:span><text:span text:style-name="T10">以外</text:span></text:p>
          </draw:text-box>
        </draw:frame>
        <draw:frame draw:style-name="gr2" draw:text-style-name="P3" draw:layer="layout" svg:width="2.5cm" svg:height="1.479cm" svg:x="20cm" svg:y="16.5cm">
          <draw:text-box>
            <text:p><text:span text:style-name="T10">1</text:span><text:span text:style-name="T10">以外</text:span></text:p>
          </draw:text-box>
        </draw:frame>
        <draw:frame draw:style-name="gr2" draw:text-style-name="P3" draw:layer="layout" svg:width="2.5cm" svg:height="1.479cm" svg:x="16.5cm" svg:y="14.2cm">
          <draw:text-box>
            <text:p><text:span text:style-name="T10">1</text:span><text:span text:style-name="T10">以外</text:span></text:p>
          </draw:text-box>
        </draw:frame>
        <draw:frame draw:style-name="gr2" draw:text-style-name="P3" draw:layer="layout" svg:width="2.5cm" svg:height="1.479cm" svg:x="16.5cm" svg:y="16.421cm">
          <draw:text-box>
            <text:p><text:span text:style-name="T10">1</text:span><text:span text:style-name="T10">以外</text:span></text:p>
          </draw:text-box>
        </draw:frame>
        <draw:line draw:style-name="gr14" draw:text-style-name="P14" draw:layer="layout" svg:x1="17cm" svg:y1="11.6cm" svg:x2="25.5cm" svg:y2="11.6cm">
          <text:p/>
        </draw:line>
        <draw:line draw:style-name="gr14" draw:text-style-name="P14" draw:layer="layout" svg:x1="17cm" svg:y1="13.8cm" svg:x2="25.5cm" svg:y2="13.8cm">
          <text:p/>
        </draw:line>
        <draw:line draw:style-name="gr14" draw:text-style-name="P14" draw:layer="layout" svg:x1="17cm" svg:y1="16.1cm" svg:x2="25.5cm" svg:y2="16.1cm">
          <text:p/>
        </draw:line>
        <draw:frame draw:style-name="gr15" draw:text-style-name="P3" draw:layer="layout" svg:width="9.5cm" svg:height="1.579cm" svg:x="17cm" svg:y="19cm">
          <draw:text-box>
            <text:p><text:span text:style-name="T2">並べ方は　　　通り</text:span></text:p>
          </draw:text-box>
        </draw:frame>
        <draw:frame draw:style-name="gr16" draw:text-style-name="P15" draw:layer="layout" svg:width="1.819cm" svg:height="1.002cm" svg:x="21cm" svg:y="19.432cm">
          <draw:object xlink:href="./Object 1" xlink:type="simple" xlink:show="embed" xlink:actuate="onLoad">
            <loext:p/>
          </draw:object>
          <draw:image xlink:href="./ObjectReplacements/Object 1" xlink:type="simple" xlink:show="embed" xlink:actuate="onLoad"/>
        </draw:frame>
        <draw:frame draw:style-name="gr13" draw:text-style-name="P13" draw:layer="layout" svg:width="1.5cm" svg:height="1.637cm" svg:x="4cm" svg:y="10.552cm">
          <draw:text-box>
            <text:p text:style-name="P12"><text:span text:style-name="T9">●</text:span></text:p>
          </draw:text-box>
        </draw:frame>
        <draw:frame draw:style-name="gr2" draw:text-style-name="P3" draw:layer="layout" svg:width="2.5cm" svg:height="1.479cm" svg:x="3.5cm" svg:y="13.31cm">
          <draw:text-box>
            <text:p><text:span text:style-name="T10">1</text:span><text:span text:style-name="T10">以外</text:span></text:p>
          </draw:text-box>
        </draw:frame>
        <draw:frame draw:style-name="gr16" draw:text-style-name="P15" draw:layer="layout" svg:width="2.49cm" svg:height="1.911cm" svg:x="8.781cm" svg:y="10.589cm">
          <draw:object xlink:href="./Object 2" xlink:type="simple" xlink:show="embed" xlink:actuate="onLoad">
            <loext:p/>
          </draw:object>
          <draw:image xlink:href="./ObjectReplacements/Object 2" xlink:type="simple" xlink:show="embed" xlink:actuate="onLoad"/>
        </draw:frame>
        <draw:frame draw:style-name="gr16" draw:text-style-name="P15" draw:layer="layout" svg:width="3.81cm" svg:height="1.911cm" svg:x="8.8cm" svg:y="13.289cm">
          <draw:object xlink:href="./Object 3" xlink:type="simple" xlink:show="embed" xlink:actuate="onLoad">
            <loext:p/>
          </draw:object>
          <draw:image xlink:href="./ObjectReplacements/Object 3" xlink:type="simple" xlink:show="embed" xlink:actuate="onLoad"/>
        </draw:frame>
        <draw:frame draw:style-name="gr2" draw:text-style-name="P3" draw:layer="layout" svg:width="1.5cm" svg:height="1.479cm" svg:x="6.5cm" svg:y="10.71cm">
          <draw:text-box>
            <text:p><text:span text:style-name="T2">→</text:span></text:p>
          </draw:text-box>
        </draw:frame>
        <draw:frame draw:style-name="gr2" draw:text-style-name="P3" draw:layer="layout" svg:width="1.5cm" svg:height="1.479cm" svg:x="6.5cm" svg:y="13.31cm">
          <draw:text-box>
            <text:p><text:span text:style-name="T2">→</text:span></text:p>
          </draw:text-box>
        </draw:frame>
        <draw:frame draw:style-name="gr16" draw:text-style-name="P15" draw:layer="layout" svg:width="8.59cm" svg:height="2.203cm" svg:x="2.535cm" svg:y="16.5cm">
          <draw:object xlink:href="./Object 4" xlink:type="simple" xlink:show="embed" xlink:actuate="onLoad">
            <loext:p/>
          </draw:object>
          <draw:image xlink:href="./ObjectReplacements/Object 4" xlink:type="simple" xlink:show="embed" xlink:actuate="onLoad"/>
        </draw:frame>
        <draw:frame draw:style-name="gr16" draw:text-style-name="P15" draw:layer="layout" svg:width="0.929cm" svg:height="0.885cm" svg:x="5.174cm" svg:y="19.443cm">
          <draw:object xlink:href="./Object 5" xlink:type="simple" xlink:show="embed" xlink:actuate="onLoad">
            <loext:p/>
          </draw:object>
          <draw:image xlink:href="./ObjectReplacements/Object 5" xlink:type="simple" xlink:show="embed" xlink:actuate="onLoad"/>
        </draw:frame>
        <draw:frame draw:style-name="gr16" draw:text-style-name="P15" draw:layer="layout" svg:width="2.249cm" svg:height="0.885cm" svg:x="7cm" svg:y="19.6cm">
          <draw:object xlink:href="./Object 6" xlink:type="simple" xlink:show="embed" xlink:actuate="onLoad">
            <loext:p/>
          </draw:object>
          <draw:image xlink:href="./ObjectReplacements/Object 6" xlink:type="simple" xlink:show="embed" xlink:actuate="onLoad"/>
        </draw:frame>
        <draw:frame draw:style-name="gr20" draw:text-style-name="P16" draw:layer="layout" svg:width="15cm" svg:height="7cm" svg:x="0.5cm" svg:y="16cm">
          <draw:text-box>
            <text:p/>
          </draw:text-box>
        </draw:frame>
        <presentation:notes draw:style-name="dp3">
          <draw:page-thumbnail draw:style-name="gr4" draw:layer="layout" svg:width="19.798cm" svg:height="11.136cm" svg:x="0.6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3" draw:master-page-name="標準" presentation:presentation-page-layout-name="AL2T19">
        <draw:custom-shape draw:style-name="gr9" draw:text-style-name="P10" draw:layer="layout" svg:width="12cm" svg:height="5.5cm" svg:x="1.5cm" svg:y="10cm">
          <text:p/>
          <draw:enhanced-geometry svg:viewBox="0 0 21600 21600" draw:type="rectangle" draw:enhanced-path="M 0 0 L 21600 0 21600 21600 0 21600 0 0 Z N"/>
        </draw:custom-shape>
        <draw:custom-shape draw:style-name="gr10" draw:text-style-name="P11" draw:layer="layout" svg:width="2.5cm" svg:height="1.5cm" svg:x="7cm" svg:y="19.2cm">
          <text:p/>
          <draw:enhanced-geometry svg:viewBox="0 0 21600 21600" draw:mirror-horizontal="false" draw:mirror-vertical="false" draw:text-areas="800 800 20800 20800" draw:type="round-rectangular-callout" draw:modifiers="6805.59776089564 -6418.121252498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1" draw:layer="layout" svg:width="1.5cm" svg:height="1.5cm" svg:x="4.9cm" svg:y="19.2cm">
          <text:p/>
          <draw:enhanced-geometry svg:viewBox="0 0 21600 21600" draw:mirror-horizontal="false" draw:mirror-vertical="false" draw:text-areas="800 800 20800 20800" draw:type="round-rectangular-callout" draw:modifiers="11339.6402398401 -6418.121252498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3" draw:text-style-name="P1" draw:layer="layout" svg:width="26.5cm" svg:height="2.5cm" svg:x="0.5cm" svg:y="0.5cm" presentation:class="title">
          <draw:text-box>
            <text:p>反復試行とは</text:p>
          </draw:text-box>
        </draw:frame>
        <draw:frame draw:style-name="gr1" draw:text-style-name="P3" draw:layer="layout" svg:width="26.5cm" svg:height="1.889cm" svg:x="0.5cm" svg:y="3.821cm">
          <draw:text-box>
            <text:p><text:span text:style-name="T6">独立な試行を繰り返し行う　→　</text:span><text:span text:style-name="T7">反復試行</text:span></text:p>
          </draw:text-box>
        </draw:frame>
        <draw:frame draw:style-name="gr12" draw:text-style-name="P3" draw:layer="layout" svg:width="26.5cm" svg:height="2.707cm" svg:x="0.5cm" svg:y="6.321cm">
          <draw:text-box>
            <text:p><text:span text:style-name="T2">例）　１つのサイコロを続けて</text:span><text:span text:style-name="T2">3</text:span><text:span text:style-name="T2">回投げる（</text:span><text:span text:style-name="T8">独立な試行</text:span><text:span text:style-name="T2">）。</text:span></text:p>
            <text:p><text:span text:style-name="T2">　　　１の目がちょうど</text:span><text:span text:style-name="T2">1</text:span><text:span text:style-name="T2">回出る確率は？</text:span></text:p>
          </draw:text-box>
        </draw:frame>
        <draw:frame draw:style-name="gr2" draw:text-style-name="P3" draw:layer="layout" svg:width="9.5cm" svg:height="1.479cm" svg:x="16.5cm" svg:y="10cm">
          <draw:text-box>
            <text:p><text:span text:style-name="T8">1</text:span><text:span text:style-name="T8">回目　２回目　３回目</text:span></text:p>
          </draw:text-box>
        </draw:frame>
        <draw:frame draw:style-name="gr13" draw:text-style-name="P13" draw:layer="layout" svg:width="1.5cm" svg:height="1.637cm" svg:x="17cm" svg:y="11.863cm">
          <draw:text-box>
            <text:p text:style-name="P12"><text:span text:style-name="T9">●</text:span></text:p>
          </draw:text-box>
        </draw:frame>
        <draw:frame draw:style-name="gr13" draw:text-style-name="P13" draw:layer="layout" svg:width="1.5cm" svg:height="1.637cm" svg:x="20.5cm" svg:y="14cm">
          <draw:text-box>
            <text:p text:style-name="P12"><text:span text:style-name="T9">●</text:span></text:p>
          </draw:text-box>
        </draw:frame>
        <draw:frame draw:style-name="gr13" draw:text-style-name="P13" draw:layer="layout" svg:width="1.5cm" svg:height="1.637cm" svg:x="23.7cm" svg:y="16.5cm">
          <draw:text-box>
            <text:p text:style-name="P12"><text:span text:style-name="T9">●</text:span></text:p>
          </draw:text-box>
        </draw:frame>
        <draw:frame draw:style-name="gr2" draw:text-style-name="P3" draw:layer="layout" svg:width="2.5cm" svg:height="1.479cm" svg:x="20cm" svg:y="12.021cm">
          <draw:text-box>
            <text:p><text:span text:style-name="T10">1</text:span><text:span text:style-name="T10">以外</text:span></text:p>
          </draw:text-box>
        </draw:frame>
        <draw:frame draw:style-name="gr2" draw:text-style-name="P3" draw:layer="layout" svg:width="2.5cm" svg:height="1.479cm" svg:x="23.2cm" svg:y="12.1cm">
          <draw:text-box>
            <text:p><text:span text:style-name="T10">1</text:span><text:span text:style-name="T10">以外</text:span></text:p>
          </draw:text-box>
        </draw:frame>
        <draw:frame draw:style-name="gr2" draw:text-style-name="P3" draw:layer="layout" svg:width="2.5cm" svg:height="1.479cm" svg:x="23.2cm" svg:y="14.1cm">
          <draw:text-box>
            <text:p><text:span text:style-name="T10">1</text:span><text:span text:style-name="T10">以外</text:span></text:p>
          </draw:text-box>
        </draw:frame>
        <draw:frame draw:style-name="gr2" draw:text-style-name="P3" draw:layer="layout" svg:width="2.5cm" svg:height="1.479cm" svg:x="20cm" svg:y="16.5cm">
          <draw:text-box>
            <text:p><text:span text:style-name="T10">1</text:span><text:span text:style-name="T10">以外</text:span></text:p>
          </draw:text-box>
        </draw:frame>
        <draw:frame draw:style-name="gr2" draw:text-style-name="P3" draw:layer="layout" svg:width="2.5cm" svg:height="1.479cm" svg:x="16.5cm" svg:y="14.2cm">
          <draw:text-box>
            <text:p><text:span text:style-name="T10">1</text:span><text:span text:style-name="T10">以外</text:span></text:p>
          </draw:text-box>
        </draw:frame>
        <draw:frame draw:style-name="gr2" draw:text-style-name="P3" draw:layer="layout" svg:width="2.5cm" svg:height="1.479cm" svg:x="16.5cm" svg:y="16.421cm">
          <draw:text-box>
            <text:p><text:span text:style-name="T10">1</text:span><text:span text:style-name="T10">以外</text:span></text:p>
          </draw:text-box>
        </draw:frame>
        <draw:line draw:style-name="gr14" draw:text-style-name="P14" draw:layer="layout" svg:x1="17cm" svg:y1="11.6cm" svg:x2="25.5cm" svg:y2="11.6cm">
          <text:p/>
        </draw:line>
        <draw:line draw:style-name="gr14" draw:text-style-name="P14" draw:layer="layout" svg:x1="17cm" svg:y1="13.8cm" svg:x2="25.5cm" svg:y2="13.8cm">
          <text:p/>
        </draw:line>
        <draw:line draw:style-name="gr14" draw:text-style-name="P14" draw:layer="layout" svg:x1="17cm" svg:y1="16.1cm" svg:x2="25.5cm" svg:y2="16.1cm">
          <text:p/>
        </draw:line>
        <draw:frame draw:style-name="gr15" draw:text-style-name="P3" draw:layer="layout" svg:width="9.5cm" svg:height="1.579cm" svg:x="17cm" svg:y="19cm">
          <draw:text-box>
            <text:p><text:span text:style-name="T2">並べ方は　　　通り</text:span></text:p>
          </draw:text-box>
        </draw:frame>
        <draw:frame draw:style-name="gr16" draw:text-style-name="P15" draw:layer="layout" svg:width="1.819cm" svg:height="1.002cm" svg:x="21cm" svg:y="19.432cm">
          <draw:object xlink:href="./Object 32" xlink:type="simple" xlink:show="embed" xlink:actuate="onLoad">
            <loext:p/>
          </draw:object>
          <draw:image xlink:href="./ObjectReplacements/Object 32" xlink:type="simple" xlink:show="embed" xlink:actuate="onLoad"/>
        </draw:frame>
        <draw:frame draw:style-name="gr13" draw:text-style-name="P13" draw:layer="layout" svg:width="1.5cm" svg:height="1.637cm" svg:x="4cm" svg:y="10.552cm">
          <draw:text-box>
            <text:p text:style-name="P12"><text:span text:style-name="T9">●</text:span></text:p>
          </draw:text-box>
        </draw:frame>
        <draw:frame draw:style-name="gr2" draw:text-style-name="P3" draw:layer="layout" svg:width="2.5cm" svg:height="1.479cm" svg:x="3.5cm" svg:y="13.31cm">
          <draw:text-box>
            <text:p><text:span text:style-name="T10">1</text:span><text:span text:style-name="T10">以外</text:span></text:p>
          </draw:text-box>
        </draw:frame>
        <draw:frame draw:style-name="gr16" draw:text-style-name="P15" draw:layer="layout" svg:width="2.49cm" svg:height="1.911cm" svg:x="8.781cm" svg:y="10.589cm">
          <draw:object xlink:href="./Object 33" xlink:type="simple" xlink:show="embed" xlink:actuate="onLoad">
            <loext:p/>
          </draw:object>
          <draw:image xlink:href="./ObjectReplacements/Object 33" xlink:type="simple" xlink:show="embed" xlink:actuate="onLoad"/>
        </draw:frame>
        <draw:frame draw:style-name="gr16" draw:text-style-name="P15" draw:layer="layout" svg:width="3.81cm" svg:height="1.911cm" svg:x="8.8cm" svg:y="13.289cm">
          <draw:object xlink:href="./Object 34" xlink:type="simple" xlink:show="embed" xlink:actuate="onLoad">
            <loext:p/>
          </draw:object>
          <draw:image xlink:href="./ObjectReplacements/Object 34" xlink:type="simple" xlink:show="embed" xlink:actuate="onLoad"/>
        </draw:frame>
        <draw:frame draw:style-name="gr2" draw:text-style-name="P3" draw:layer="layout" svg:width="1.5cm" svg:height="1.479cm" svg:x="6.5cm" svg:y="10.71cm">
          <draw:text-box>
            <text:p><text:span text:style-name="T2">→</text:span></text:p>
          </draw:text-box>
        </draw:frame>
        <draw:frame draw:style-name="gr2" draw:text-style-name="P3" draw:layer="layout" svg:width="1.5cm" svg:height="1.479cm" svg:x="6.5cm" svg:y="13.31cm">
          <draw:text-box>
            <text:p><text:span text:style-name="T2">→</text:span></text:p>
          </draw:text-box>
        </draw:frame>
        <draw:frame draw:style-name="gr16" draw:text-style-name="P15" draw:layer="layout" svg:width="8.59cm" svg:height="2.203cm" svg:x="2.535cm" svg:y="16.5cm">
          <draw:object xlink:href="./Object 35" xlink:type="simple" xlink:show="embed" xlink:actuate="onLoad">
            <loext:p/>
          </draw:object>
          <draw:image xlink:href="./ObjectReplacements/Object 35" xlink:type="simple" xlink:show="embed" xlink:actuate="onLoad"/>
        </draw:frame>
        <draw:frame draw:style-name="gr16" draw:text-style-name="P15" draw:layer="layout" svg:width="0.929cm" svg:height="0.885cm" svg:x="5.174cm" svg:y="19.443cm">
          <draw:object xlink:href="./Object 36" xlink:type="simple" xlink:show="embed" xlink:actuate="onLoad">
            <loext:p/>
          </draw:object>
          <draw:image xlink:href="./ObjectReplacements/Object 36" xlink:type="simple" xlink:show="embed" xlink:actuate="onLoad"/>
        </draw:frame>
        <draw:frame draw:style-name="gr16" draw:text-style-name="P15" draw:layer="layout" svg:width="2.249cm" svg:height="0.885cm" svg:x="7cm" svg:y="19.6cm">
          <draw:object xlink:href="./Object 37" xlink:type="simple" xlink:show="embed" xlink:actuate="onLoad">
            <loext:p/>
          </draw:object>
          <draw:image xlink:href="./ObjectReplacements/Object 37" xlink:type="simple" xlink:show="embed" xlink:actuate="onLoad"/>
        </draw:frame>
        <presentation:notes draw:style-name="dp3">
          <draw:page-thumbnail draw:style-name="gr4" draw:layer="layout" svg:width="19.798cm" svg:height="11.136cm" svg:x="0.6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3" draw:master-page-name="標準" presentation:presentation-page-layout-name="AL2T19">
        <draw:custom-shape draw:style-name="gr21" draw:text-style-name="P17" draw:layer="layout" svg:width="24.5cm" svg:height="7cm" svg:x="1.2cm" svg:y="12.7cm">
          <text:p/>
          <draw:enhanced-geometry svg:viewBox="0 0 21600 21600" draw:type="rectangle" draw:enhanced-path="M 0 0 L 21600 0 21600 21600 0 21600 0 0 Z N"/>
        </draw:custom-shape>
        <draw:frame presentation:style-name="pr4" draw:text-style-name="P1" draw:layer="layout" svg:width="26.5cm" svg:height="2.5cm" svg:x="0.5cm" svg:y="0.5cm" presentation:class="title" presentation:user-transformed="true">
          <draw:text-box>
            <text:p>少し一般的に</text:p>
          </draw:text-box>
        </draw:frame>
        <draw:frame draw:style-name="gr1" draw:text-style-name="P2" draw:layer="layout" svg:width="26.5cm" svg:height="1.889cm" svg:x="0.5cm" svg:y="3.101cm">
          <draw:text-box>
            <text:p><text:span text:style-name="T1">さっきの例</text:span></text:p>
          </draw:text-box>
        </draw:frame>
        <draw:frame draw:style-name="gr22" draw:text-style-name="P18" draw:layer="layout" svg:width="26.5cm" svg:height="2.708cm" svg:x="0.5cm" svg:y="4.99cm">
          <draw:text-box>
            <text:p><text:span text:style-name="T2">１つのサイコロを</text:span><text:span text:style-name="T11">続けて</text:span><text:span text:style-name="T11">3</text:span><text:span text:style-name="T11">回投げる</text:span><text:span text:style-name="T2">。</text:span></text:p>
            <text:p><text:span text:style-name="T2">１の目が</text:span><text:span text:style-name="T12">ちょうど</text:span><text:span text:style-name="T12">1</text:span><text:span text:style-name="T12">回出る</text:span><text:span text:style-name="T2">確率は？</text:span></text:p>
          </draw:text-box>
        </draw:frame>
        <draw:frame draw:style-name="gr1" draw:text-style-name="P2" draw:layer="layout" svg:width="26.5cm" svg:height="1.889cm" svg:x="2cm" svg:y="12.5cm">
          <draw:text-box>
            <text:p><text:span text:style-name="T1">一般的に書き換える</text:span></text:p>
          </draw:text-box>
        </draw:frame>
        <draw:frame draw:style-name="gr22" draw:text-style-name="P18" draw:layer="layout" svg:width="26.5cm" svg:height="2.708cm" svg:x="4.5cm" svg:y="14.5cm">
          <draw:text-box>
            <text:p><text:span text:style-name="T11">３回投げる　→　</text:span><text:span text:style-name="T13">n </text:span><text:span text:style-name="T11">回の試行をおこなう</text:span></text:p>
            <text:p><text:span text:style-name="T12">ちょうど１回起こる　→　ちょうど</text:span><text:span text:style-name="T14">r </text:span><text:span text:style-name="T12">回起こる</text:span></text:p>
          </draw:text-box>
        </draw:frame>
        <draw:frame draw:style-name="gr16" draw:text-style-name="P15" draw:layer="layout" svg:width="0.929cm" svg:height="0.885cm" svg:x="17.271cm" svg:y="4.99cm">
          <draw:object xlink:href="./Object 69" xlink:type="simple" xlink:show="embed" xlink:actuate="onLoad">
            <loext:p/>
          </draw:object>
          <draw:image xlink:href="./ObjectReplacements/Object 69" xlink:type="simple" xlink:show="embed" xlink:actuate="onLoad"/>
        </draw:frame>
        <draw:frame draw:style-name="gr16" draw:text-style-name="P15" draw:layer="layout" svg:width="2.249cm" svg:height="0.885cm" svg:x="19.7cm" svg:y="5.115cm">
          <draw:object xlink:href="./Object 70" xlink:type="simple" xlink:show="embed" xlink:actuate="onLoad">
            <loext:p/>
          </draw:object>
          <draw:image xlink:href="./ObjectReplacements/Object 70" xlink:type="simple" xlink:show="embed" xlink:actuate="onLoad"/>
        </draw:frame>
        <draw:frame draw:style-name="gr16" draw:text-style-name="P15" draw:layer="layout" svg:width="2.249cm" svg:height="0.885cm" svg:x="23.151cm" svg:y="5.115cm">
          <draw:object xlink:href="./Object 71" xlink:type="simple" xlink:show="embed" xlink:actuate="onLoad">
            <loext:p/>
          </draw:object>
          <draw:image xlink:href="./ObjectReplacements/Object 71" xlink:type="simple" xlink:show="embed" xlink:actuate="onLoad"/>
        </draw:frame>
        <draw:frame draw:style-name="gr16" draw:text-style-name="P15" draw:layer="layout" svg:width="2.249cm" svg:height="0.885cm" svg:x="16.751cm" svg:y="6.5cm">
          <draw:object xlink:href="./Object 72" xlink:type="simple" xlink:show="embed" xlink:actuate="onLoad">
            <loext:p/>
          </draw:object>
          <draw:image xlink:href="./ObjectReplacements/Object 72" xlink:type="simple" xlink:show="embed" xlink:actuate="onLoad"/>
        </draw:frame>
        <draw:frame draw:style-name="gr16" draw:text-style-name="P15" draw:layer="layout" svg:width="2.249cm" svg:height="0.885cm" svg:x="16.751cm" svg:y="8cm">
          <draw:object xlink:href="./Object 73" xlink:type="simple" xlink:show="embed" xlink:actuate="onLoad">
            <loext:p/>
          </draw:object>
          <draw:image xlink:href="./ObjectReplacements/Object 73" xlink:type="simple" xlink:show="embed" xlink:actuate="onLoad"/>
        </draw:frame>
        <draw:frame draw:style-name="gr16" draw:text-style-name="P15" draw:layer="layout" svg:width="2.249cm" svg:height="0.885cm" svg:x="19.751cm" svg:y="8cm">
          <draw:object xlink:href="./Object 74" xlink:type="simple" xlink:show="embed" xlink:actuate="onLoad">
            <loext:p/>
          </draw:object>
          <draw:image xlink:href="./ObjectReplacements/Object 74" xlink:type="simple" xlink:show="embed" xlink:actuate="onLoad"/>
        </draw:frame>
        <draw:frame draw:style-name="gr16" draw:text-style-name="P15" draw:layer="layout" svg:width="2.249cm" svg:height="0.885cm" svg:x="23.251cm" svg:y="6.613cm">
          <draw:object xlink:href="./Object 75" xlink:type="simple" xlink:show="embed" xlink:actuate="onLoad">
            <loext:p/>
          </draw:object>
          <draw:image xlink:href="./ObjectReplacements/Object 75" xlink:type="simple" xlink:show="embed" xlink:actuate="onLoad"/>
        </draw:frame>
        <draw:frame draw:style-name="gr16" draw:text-style-name="P15" draw:layer="layout" svg:width="0.929cm" svg:height="0.885cm" svg:x="20.5cm" svg:y="6.5cm">
          <draw:object xlink:href="./Object 76" xlink:type="simple" xlink:show="embed" xlink:actuate="onLoad">
            <loext:p/>
          </draw:object>
          <draw:image xlink:href="./ObjectReplacements/Object 76" xlink:type="simple" xlink:show="embed" xlink:actuate="onLoad"/>
        </draw:frame>
        <draw:frame draw:style-name="gr16" draw:text-style-name="P15" draw:layer="layout" svg:width="0.929cm" svg:height="0.885cm" svg:x="23.9cm" svg:y="8cm">
          <draw:object xlink:href="./Object 77" xlink:type="simple" xlink:show="embed" xlink:actuate="onLoad">
            <loext:p/>
          </draw:object>
          <draw:image xlink:href="./ObjectReplacements/Object 77" xlink:type="simple" xlink:show="embed" xlink:actuate="onLoad"/>
        </draw:frame>
        <draw:frame draw:style-name="gr2" draw:text-style-name="P3" draw:layer="layout" svg:width="9.5cm" svg:height="1.479cm" svg:x="16.4cm" svg:y="3.301cm">
          <draw:text-box>
            <text:p><text:span text:style-name="T8">1</text:span><text:span text:style-name="T8">回目　２回目　３回目</text:span></text:p>
          </draw:text-box>
        </draw:frame>
        <draw:line draw:style-name="gr14" draw:text-style-name="P14" draw:layer="layout" svg:x1="17cm" svg:y1="7.7cm" svg:x2="25.5cm" svg:y2="7.7cm">
          <text:p/>
        </draw:line>
        <draw:line draw:style-name="gr14" draw:text-style-name="P14" draw:layer="layout" svg:x1="17cm" svg:y1="6.2cm" svg:x2="25.5cm" svg:y2="6.2cm">
          <text:p/>
        </draw:line>
        <draw:line draw:style-name="gr14" draw:text-style-name="P14" draw:layer="layout" svg:x1="16.9cm" svg:y1="4.808cm" svg:x2="25.4cm" svg:y2="4.808cm">
          <text:p/>
        </draw:line>
        <draw:frame draw:style-name="gr15" draw:text-style-name="P3" draw:layer="layout" svg:width="9.5cm" svg:height="1.579cm" svg:x="16.5cm" svg:y="9.421cm">
          <draw:text-box>
            <text:p><text:span text:style-name="T2">→ </text:span><text:span text:style-name="T2">並べ方は　　　通り</text:span></text:p>
          </draw:text-box>
        </draw:frame>
        <draw:frame draw:style-name="gr16" draw:text-style-name="P15" draw:layer="layout" svg:width="1.819cm" svg:height="1.002cm" svg:x="21.501cm" svg:y="9.832cm">
          <draw:object xlink:href="./Object 78" xlink:type="simple" xlink:show="embed" xlink:actuate="onLoad">
            <loext:p/>
          </draw:object>
          <draw:image xlink:href="./ObjectReplacements/Object 78" xlink:type="simple" xlink:show="embed" xlink:actuate="onLoad"/>
        </draw:frame>
        <draw:frame draw:style-name="gr16" draw:text-style-name="P15" draw:layer="layout" svg:width="1.999cm" svg:height="0.999cm" svg:x="18.378cm" svg:y="15.5cm">
          <draw:object xlink:href="./Object 79" xlink:type="simple" xlink:show="embed" xlink:actuate="onLoad">
            <loext:p/>
          </draw:object>
          <draw:image xlink:href="./ObjectReplacements/Object 79" xlink:type="simple" xlink:show="embed" xlink:actuate="onLoad"/>
        </draw:frame>
        <draw:frame draw:style-name="gr16" draw:text-style-name="P15" draw:layer="layout" svg:width="10.385cm" svg:height="1.502cm" svg:x="3.027cm" svg:y="8.335cm">
          <draw:object xlink:href="./Object 80" xlink:type="simple" xlink:show="embed" xlink:actuate="onLoad">
            <loext:p/>
          </draw:object>
          <draw:image xlink:href="./ObjectReplacements/Object 80" xlink:type="simple" xlink:show="embed" xlink:actuate="onLoad"/>
        </draw:frame>
        <draw:frame draw:style-name="gr23" draw:text-style-name="P19" draw:layer="layout" svg:width="8.5cm" svg:height="1.708cm" svg:x="6.8cm" svg:y="3.8cm">
          <draw:text-box>
            <text:p><text:span text:style-name="T15">１の目がでる確率 </text:span><text:span text:style-name="T16">p</text:span></text:p>
          </draw:text-box>
        </draw:frame>
        <draw:frame draw:style-name="gr16" draw:text-style-name="P15" draw:layer="layout" svg:width="10.229cm" svg:height="1.502cm" svg:x="9cm" svg:y="17.682cm">
          <draw:object xlink:href="./Object 81" xlink:type="simple" xlink:show="embed" xlink:actuate="onLoad">
            <loext:p/>
          </draw:object>
          <draw:image xlink:href="./ObjectReplacements/Object 81" xlink:type="simple" xlink:show="embed" xlink:actuate="onLoad"/>
        </draw:frame>
        <draw:custom-shape draw:style-name="gr24" draw:text-style-name="P20" draw:layer="layout" svg:width="2.891cm" svg:height="4.05cm" draw:transform="rotate (-1.34826684716562) translate (8.95cm 9.60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25" draw:text-style-name="P16" draw:layer="layout" svg:width="25.5cm" svg:height="10.3cm" svg:x="0.5cm" svg:y="12.7cm">
          <draw:text-box>
            <text:p/>
          </draw:text-box>
        </draw:frame>
        <draw:frame draw:style-name="gr25" draw:text-style-name="P16" draw:layer="layout" svg:width="25.5cm" svg:height="10.3cm" svg:x="0.5cm" svg:y="13cm">
          <draw:text-box>
            <text:p/>
          </draw:text-box>
        </draw:frame>
        <draw:frame draw:style-name="gr25" draw:text-style-name="P16" draw:layer="layout" svg:width="16.5cm" svg:height="10.3cm" svg:x="0cm" svg:y="10cm">
          <draw:text-box>
            <text:p/>
          </draw:text-box>
        </draw:frame>
        <presentation:notes draw:style-name="dp3">
          <draw:page-thumbnail draw:style-name="gr4" draw:layer="layout" svg:width="19.798cm" svg:height="11.136cm" svg:x="0.6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3" draw:master-page-name="標準" presentation:presentation-page-layout-name="AL2T19">
        <draw:custom-shape draw:style-name="gr21" draw:text-style-name="P17" draw:layer="layout" svg:width="24.5cm" svg:height="7cm" svg:x="1.2cm" svg:y="12.7cm">
          <text:p/>
          <draw:enhanced-geometry svg:viewBox="0 0 21600 21600" draw:type="rectangle" draw:enhanced-path="M 0 0 L 21600 0 21600 21600 0 21600 0 0 Z N"/>
        </draw:custom-shape>
        <draw:frame presentation:style-name="pr4" draw:text-style-name="P1" draw:layer="layout" svg:width="26.5cm" svg:height="2.5cm" svg:x="0.5cm" svg:y="0.5cm" presentation:class="title" presentation:user-transformed="true">
          <draw:text-box>
            <text:p>少し一般的に</text:p>
          </draw:text-box>
        </draw:frame>
        <draw:frame draw:style-name="gr1" draw:text-style-name="P2" draw:layer="layout" svg:width="26.5cm" svg:height="1.889cm" svg:x="0.5cm" svg:y="3.101cm">
          <draw:text-box>
            <text:p><text:span text:style-name="T1">さっきの例</text:span></text:p>
          </draw:text-box>
        </draw:frame>
        <draw:frame draw:style-name="gr22" draw:text-style-name="P18" draw:layer="layout" svg:width="26.5cm" svg:height="2.708cm" svg:x="0.5cm" svg:y="4.99cm">
          <draw:text-box>
            <text:p><text:span text:style-name="T2">１つのサイコロを</text:span><text:span text:style-name="T11">続けて</text:span><text:span text:style-name="T11">3</text:span><text:span text:style-name="T11">回投げる</text:span><text:span text:style-name="T2">。</text:span></text:p>
            <text:p><text:span text:style-name="T2">１の目が</text:span><text:span text:style-name="T12">ちょうど</text:span><text:span text:style-name="T12">1</text:span><text:span text:style-name="T12">回出る</text:span><text:span text:style-name="T2">確率は？</text:span></text:p>
          </draw:text-box>
        </draw:frame>
        <draw:frame draw:style-name="gr1" draw:text-style-name="P2" draw:layer="layout" svg:width="26.5cm" svg:height="1.889cm" svg:x="2cm" svg:y="12.5cm">
          <draw:text-box>
            <text:p><text:span text:style-name="T1">一般的に書き換える</text:span></text:p>
          </draw:text-box>
        </draw:frame>
        <draw:frame draw:style-name="gr22" draw:text-style-name="P18" draw:layer="layout" svg:width="26.5cm" svg:height="2.708cm" svg:x="4.5cm" svg:y="14.5cm">
          <draw:text-box>
            <text:p><text:span text:style-name="T11">３回投げる　→　</text:span><text:span text:style-name="T13">n </text:span><text:span text:style-name="T11">回の試行をおこなう</text:span></text:p>
            <text:p><text:span text:style-name="T12">ちょうど１回起こる　→　ちょうど</text:span><text:span text:style-name="T14">r </text:span><text:span text:style-name="T12">回起こる</text:span></text:p>
          </draw:text-box>
        </draw:frame>
        <draw:frame draw:style-name="gr16" draw:text-style-name="P15" draw:layer="layout" svg:width="0.929cm" svg:height="0.885cm" svg:x="17.271cm" svg:y="4.99cm">
          <draw:object xlink:href="./Object 56" xlink:type="simple" xlink:show="embed" xlink:actuate="onLoad">
            <loext:p/>
          </draw:object>
          <draw:image xlink:href="./ObjectReplacements/Object 56" xlink:type="simple" xlink:show="embed" xlink:actuate="onLoad"/>
        </draw:frame>
        <draw:frame draw:style-name="gr16" draw:text-style-name="P15" draw:layer="layout" svg:width="2.249cm" svg:height="0.885cm" svg:x="19.7cm" svg:y="5.115cm">
          <draw:object xlink:href="./Object 57" xlink:type="simple" xlink:show="embed" xlink:actuate="onLoad">
            <loext:p/>
          </draw:object>
          <draw:image xlink:href="./ObjectReplacements/Object 57" xlink:type="simple" xlink:show="embed" xlink:actuate="onLoad"/>
        </draw:frame>
        <draw:frame draw:style-name="gr16" draw:text-style-name="P15" draw:layer="layout" svg:width="2.249cm" svg:height="0.885cm" svg:x="23.151cm" svg:y="5.115cm">
          <draw:object xlink:href="./Object 58" xlink:type="simple" xlink:show="embed" xlink:actuate="onLoad">
            <loext:p/>
          </draw:object>
          <draw:image xlink:href="./ObjectReplacements/Object 58" xlink:type="simple" xlink:show="embed" xlink:actuate="onLoad"/>
        </draw:frame>
        <draw:frame draw:style-name="gr16" draw:text-style-name="P15" draw:layer="layout" svg:width="2.249cm" svg:height="0.885cm" svg:x="16.751cm" svg:y="6.5cm">
          <draw:object xlink:href="./Object 59" xlink:type="simple" xlink:show="embed" xlink:actuate="onLoad">
            <loext:p/>
          </draw:object>
          <draw:image xlink:href="./ObjectReplacements/Object 59" xlink:type="simple" xlink:show="embed" xlink:actuate="onLoad"/>
        </draw:frame>
        <draw:frame draw:style-name="gr16" draw:text-style-name="P15" draw:layer="layout" svg:width="2.249cm" svg:height="0.885cm" svg:x="16.751cm" svg:y="8cm">
          <draw:object xlink:href="./Object 60" xlink:type="simple" xlink:show="embed" xlink:actuate="onLoad">
            <loext:p/>
          </draw:object>
          <draw:image xlink:href="./ObjectReplacements/Object 60" xlink:type="simple" xlink:show="embed" xlink:actuate="onLoad"/>
        </draw:frame>
        <draw:frame draw:style-name="gr16" draw:text-style-name="P15" draw:layer="layout" svg:width="2.249cm" svg:height="0.885cm" svg:x="19.751cm" svg:y="8cm">
          <draw:object xlink:href="./Object 61" xlink:type="simple" xlink:show="embed" xlink:actuate="onLoad">
            <loext:p/>
          </draw:object>
          <draw:image xlink:href="./ObjectReplacements/Object 61" xlink:type="simple" xlink:show="embed" xlink:actuate="onLoad"/>
        </draw:frame>
        <draw:frame draw:style-name="gr16" draw:text-style-name="P15" draw:layer="layout" svg:width="2.249cm" svg:height="0.885cm" svg:x="23.251cm" svg:y="6.613cm">
          <draw:object xlink:href="./Object 62" xlink:type="simple" xlink:show="embed" xlink:actuate="onLoad">
            <loext:p/>
          </draw:object>
          <draw:image xlink:href="./ObjectReplacements/Object 62" xlink:type="simple" xlink:show="embed" xlink:actuate="onLoad"/>
        </draw:frame>
        <draw:frame draw:style-name="gr16" draw:text-style-name="P15" draw:layer="layout" svg:width="0.929cm" svg:height="0.885cm" svg:x="20.5cm" svg:y="6.5cm">
          <draw:object xlink:href="./Object 63" xlink:type="simple" xlink:show="embed" xlink:actuate="onLoad">
            <loext:p/>
          </draw:object>
          <draw:image xlink:href="./ObjectReplacements/Object 63" xlink:type="simple" xlink:show="embed" xlink:actuate="onLoad"/>
        </draw:frame>
        <draw:frame draw:style-name="gr16" draw:text-style-name="P15" draw:layer="layout" svg:width="0.929cm" svg:height="0.885cm" svg:x="23.9cm" svg:y="8cm">
          <draw:object xlink:href="./Object 64" xlink:type="simple" xlink:show="embed" xlink:actuate="onLoad">
            <loext:p/>
          </draw:object>
          <draw:image xlink:href="./ObjectReplacements/Object 64" xlink:type="simple" xlink:show="embed" xlink:actuate="onLoad"/>
        </draw:frame>
        <draw:frame draw:style-name="gr2" draw:text-style-name="P3" draw:layer="layout" svg:width="9.5cm" svg:height="1.479cm" svg:x="16.4cm" svg:y="3.301cm">
          <draw:text-box>
            <text:p><text:span text:style-name="T8">1</text:span><text:span text:style-name="T8">回目　２回目　３回目</text:span></text:p>
          </draw:text-box>
        </draw:frame>
        <draw:line draw:style-name="gr14" draw:text-style-name="P14" draw:layer="layout" svg:x1="17cm" svg:y1="7.7cm" svg:x2="25.5cm" svg:y2="7.7cm">
          <text:p/>
        </draw:line>
        <draw:line draw:style-name="gr14" draw:text-style-name="P14" draw:layer="layout" svg:x1="17cm" svg:y1="6.2cm" svg:x2="25.5cm" svg:y2="6.2cm">
          <text:p/>
        </draw:line>
        <draw:line draw:style-name="gr14" draw:text-style-name="P14" draw:layer="layout" svg:x1="16.9cm" svg:y1="4.808cm" svg:x2="25.4cm" svg:y2="4.808cm">
          <text:p/>
        </draw:line>
        <draw:frame draw:style-name="gr15" draw:text-style-name="P3" draw:layer="layout" svg:width="9.5cm" svg:height="1.579cm" svg:x="16.5cm" svg:y="9.421cm">
          <draw:text-box>
            <text:p><text:span text:style-name="T2">→ </text:span><text:span text:style-name="T2">並べ方は　　　通り</text:span></text:p>
          </draw:text-box>
        </draw:frame>
        <draw:frame draw:style-name="gr16" draw:text-style-name="P15" draw:layer="layout" svg:width="1.819cm" svg:height="1.002cm" svg:x="21.501cm" svg:y="9.832cm">
          <draw:object xlink:href="./Object 65" xlink:type="simple" xlink:show="embed" xlink:actuate="onLoad">
            <loext:p/>
          </draw:object>
          <draw:image xlink:href="./ObjectReplacements/Object 65" xlink:type="simple" xlink:show="embed" xlink:actuate="onLoad"/>
        </draw:frame>
        <draw:frame draw:style-name="gr16" draw:text-style-name="P15" draw:layer="layout" svg:width="1.999cm" svg:height="0.999cm" svg:x="18.378cm" svg:y="15.5cm">
          <draw:object xlink:href="./Object 66" xlink:type="simple" xlink:show="embed" xlink:actuate="onLoad">
            <loext:p/>
          </draw:object>
          <draw:image xlink:href="./ObjectReplacements/Object 66" xlink:type="simple" xlink:show="embed" xlink:actuate="onLoad"/>
        </draw:frame>
        <draw:frame draw:style-name="gr16" draw:text-style-name="P15" draw:layer="layout" svg:width="10.385cm" svg:height="1.502cm" svg:x="3.027cm" svg:y="8.335cm">
          <draw:object xlink:href="./Object 67" xlink:type="simple" xlink:show="embed" xlink:actuate="onLoad">
            <loext:p/>
          </draw:object>
          <draw:image xlink:href="./ObjectReplacements/Object 67" xlink:type="simple" xlink:show="embed" xlink:actuate="onLoad"/>
        </draw:frame>
        <draw:frame draw:style-name="gr23" draw:text-style-name="P19" draw:layer="layout" svg:width="8.5cm" svg:height="1.708cm" svg:x="6.8cm" svg:y="3.8cm">
          <draw:text-box>
            <text:p><text:span text:style-name="T15">１の目がでる確率 </text:span><text:span text:style-name="T16">p</text:span></text:p>
          </draw:text-box>
        </draw:frame>
        <draw:frame draw:style-name="gr16" draw:text-style-name="P15" draw:layer="layout" svg:width="10.229cm" svg:height="1.502cm" svg:x="9cm" svg:y="17.682cm">
          <draw:object xlink:href="./Object 68" xlink:type="simple" xlink:show="embed" xlink:actuate="onLoad">
            <loext:p/>
          </draw:object>
          <draw:image xlink:href="./ObjectReplacements/Object 68" xlink:type="simple" xlink:show="embed" xlink:actuate="onLoad"/>
        </draw:frame>
        <draw:custom-shape draw:style-name="gr24" draw:text-style-name="P20" draw:layer="layout" svg:width="2.891cm" svg:height="4.05cm" draw:transform="rotate (-1.34826684716562) translate (8.95cm 9.60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3">
          <draw:page-thumbnail draw:style-name="gr4" draw:layer="layout" svg:width="19.798cm" svg:height="11.136cm" svg:x="0.6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4" draw:master-page-name="標準" presentation:presentation-page-layout-name="AL2T19">
        <draw:frame draw:style-name="gr26" draw:text-style-name="P21" draw:layer="layout" svg:width="26.5cm" svg:height="14.5cm" svg:x="0.5cm" svg:y="3cm">
          <draw:text-box>
            <text:p/>
          </draw:text-box>
        </draw:frame>
        <draw:frame presentation:style-name="pr4" draw:text-style-name="P22" draw:layer="layout" svg:width="26.5cm" svg:height="2.5cm" svg:x="0.5cm" svg:y="3.8cm" presentation:class="title" presentation:user-transformed="true">
          <draw:text-box>
            <text:p><text:span text:style-name="T17">ま</text:span><text:span text:style-name="T17">と</text:span><text:span text:style-name="T17">め</text:span><text:span text:style-name="T17">　</text:span><text:span text:style-name="T17">（</text:span><text:span text:style-name="T17">反</text:span><text:span text:style-name="T17">復</text:span><text:span text:style-name="T17">試</text:span><text:span text:style-name="T17">行</text:span><text:span text:style-name="T17">の</text:span><text:span text:style-name="T17">確</text:span><text:span text:style-name="T17">率</text:span><text:span text:style-name="T17">）</text:span></text:p>
          </draw:text-box>
        </draw:frame>
        <draw:frame draw:style-name="gr27" draw:text-style-name="P24" draw:layer="layout" svg:width="26.5cm" svg:height="7.048cm" svg:x="0.5cm" svg:y="5.821cm">
          <draw:text-box>
            <text:p text:style-name="P7"><text:span text:style-name="T6">１</text:span><text:span text:style-name="T6">回</text:span><text:span text:style-name="T6">の</text:span><text:span text:style-name="T6">試</text:span><text:span text:style-name="T6">行</text:span><text:span text:style-name="T6">で</text:span><text:span text:style-name="T6">事</text:span><text:span text:style-name="T6">象</text:span><text:span text:style-name="T6">　</text:span><text:span text:style-name="T6">が</text:span><text:span text:style-name="T6">起</text:span><text:span text:style-name="T6">こ</text:span><text:span text:style-name="T6">る</text:span><text:span text:style-name="T6">確</text:span><text:span text:style-name="T6">率</text:span><text:span text:style-name="T6">を</text:span><text:span text:style-name="T6">　</text:span><text:span text:style-name="T6">と</text:span><text:span text:style-name="T6">す</text:span><text:span text:style-name="T6">る</text:span><text:span text:style-name="T6">。</text:span></text:p>
            <text:p text:style-name="P7"><text:span text:style-name="T6">こ</text:span><text:span text:style-name="T6">の</text:span><text:span text:style-name="T6">試</text:span><text:span text:style-name="T6">行</text:span><text:span text:style-name="T6">を</text:span><text:span text:style-name="T18">　</text:span><text:span text:style-name="T18">回</text:span><text:span text:style-name="T18">繰</text:span><text:span text:style-name="T18">り</text:span><text:span text:style-name="T18">返</text:span><text:span text:style-name="T18">す</text:span><text:span text:style-name="T6">と</text:span><text:span text:style-name="T6">き</text:span><text:span text:style-name="T6">、</text:span></text:p>
            <text:p text:style-name="P23"><text:span text:style-name="T6">事</text:span><text:span text:style-name="T6">象</text:span><text:span text:style-name="T6">　</text:span><text:span text:style-name="T6">が</text:span><text:span text:style-name="T19">ち</text:span><text:span text:style-name="T19">ょ</text:span><text:span text:style-name="T19">う</text:span><text:span text:style-name="T19">ど</text:span><text:span text:style-name="T19">　</text:span><text:span text:style-name="T19">回</text:span><text:span text:style-name="T19">起</text:span><text:span text:style-name="T19">こ</text:span><text:span text:style-name="T19">る</text:span><text:span text:style-name="T6">確</text:span><text:span text:style-name="T6">率</text:span><text:span text:style-name="T6">：</text:span></text:p>
          </draw:text-box>
        </draw:frame>
        <draw:frame draw:style-name="gr16" draw:text-style-name="P15" draw:layer="layout" svg:width="1.211cm" svg:height="1.147cm" svg:x="9.655cm" svg:y="7.194cm">
          <draw:object xlink:href="./Object 20" xlink:type="simple" xlink:show="embed" xlink:actuate="onLoad">
            <loext:p/>
          </draw:object>
          <draw:image xlink:href="./ObjectReplacements/Object 20" xlink:type="simple" xlink:show="embed" xlink:actuate="onLoad"/>
        </draw:frame>
        <draw:frame draw:style-name="gr16" draw:text-style-name="P15" draw:layer="layout" svg:width="1.211cm" svg:height="1.147cm" svg:x="2.9cm" svg:y="11.6cm">
          <draw:object xlink:href="./Object 21" xlink:type="simple" xlink:show="embed" xlink:actuate="onLoad">
            <loext:p/>
          </draw:object>
          <draw:image xlink:href="./ObjectReplacements/Object 21" xlink:type="simple" xlink:show="embed" xlink:actuate="onLoad"/>
        </draw:frame>
        <draw:frame draw:style-name="gr16" draw:text-style-name="P15" draw:layer="layout" svg:width="1.147cm" svg:height="1.147cm" svg:x="18.7cm" svg:y="7.2cm">
          <draw:object xlink:href="./Object 22" xlink:type="simple" xlink:show="embed" xlink:actuate="onLoad">
            <loext:p/>
          </draw:object>
          <draw:image xlink:href="./ObjectReplacements/Object 22" xlink:type="simple" xlink:show="embed" xlink:actuate="onLoad"/>
        </draw:frame>
        <draw:frame draw:style-name="gr16" draw:text-style-name="P15" draw:layer="layout" svg:width="0.737cm" svg:height="1.147cm" svg:x="9.889cm" svg:y="11.453cm">
          <draw:object xlink:href="./Object 23" xlink:type="simple" xlink:show="embed" xlink:actuate="onLoad">
            <loext:p/>
          </draw:object>
          <draw:image xlink:href="./ObjectReplacements/Object 23" xlink:type="simple" xlink:show="embed" xlink:actuate="onLoad"/>
        </draw:frame>
        <draw:frame draw:style-name="gr16" draw:text-style-name="P15" draw:layer="layout" svg:width="0.999cm" svg:height="1.147cm" svg:x="6.4cm" svg:y="9.6cm">
          <draw:object xlink:href="./Object 24" xlink:type="simple" xlink:show="embed" xlink:actuate="onLoad">
            <loext:p/>
          </draw:object>
          <draw:image xlink:href="./ObjectReplacements/Object 24" xlink:type="simple" xlink:show="embed" xlink:actuate="onLoad"/>
        </draw:frame>
        <draw:frame draw:style-name="gr16" draw:text-style-name="P15" draw:layer="layout" svg:width="12.136cm" svg:height="2.166cm" svg:x="6.864cm" svg:y="14cm">
          <draw:object xlink:href="./Object 25" xlink:type="simple" xlink:show="embed" xlink:actuate="onLoad">
            <loext:p/>
          </draw:object>
          <draw:image xlink:href="./ObjectReplacements/Object 25" xlink:type="simple" xlink:show="embed" xlink:actuate="onLoad"/>
        </draw:frame>
        <presentation:notes draw:style-name="dp2">
          <draw:page-thumbnail draw:style-name="gr4" draw:layer="layout" svg:width="19.798cm" svg:height="11.136cm" svg:x="0.6cm" svg:y="2.257cm" draw:page-number="11"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CJK JP Black" svg:font-family="'Noto Sans CJK JP Black'" style:font-family-generic="swiss" style:font-pitch="variable"/>
    <style:font-face style:name="Noto Sans CJK JP Medium" svg:font-family="'Noto Sans CJK JP Medium'" style:font-family-generic="swiss" style:font-pitch="variable"/>
    <style:font-face style:name="Noto Sans CJK JP1" svg:font-family="'Noto Sans CJK JP'" style:font-family-generic="swiss" style:font-pitch="variable"/>
    <style:font-face style:name="Noto Sans CJK KR Black" svg:font-family="'Noto Sans CJK KR Black'" style:font-family-generic="swiss" style:font-pitch="variable"/>
    <style:font-face style:name="Noto Serif CJK JP" svg:font-family="'Noto Serif CJK JP'" style:font-family-generic="swiss" style:font-pitch="variable"/>
    <style:font-face style:name="Noto Serif CJK JP1" svg:font-family="'Noto Serif CJK JP'" style:font-family-generic="roman" style:font-pitch="variable"/>
    <style:font-face style:name="Noto Serif CJK JP2" svg:font-family="'Noto Serif CJK JP'"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fill-image draw:name="Coffee_20_Beans" draw:display-name="Coffee Beans" xlink:href="Pictures/1000000000000200000002005B17109F1254B590.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Noto Serif CJK JP1" fo:font-size="24pt" fo:language="en" fo:country="US" style:font-name-asian="Noto Serif CJK JP2" style:font-size-asian="24pt" style:language-asian="ja" style:country-asian="JP" style:font-name-complex="Noto Sans CJK JP"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text:list-style style:name="標準-backgroundobjects">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OpenSymbol" style:font-style-name="Regular" style:font-charset="x-symbol" fo:color="#999999"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text-properties style:letter-kerning="true" fo:hyphenate="false" loext:hyphenation-no-caps="fals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fo:color="#2a6099" loext:opacity="100%" style:text-outline="false" style:text-line-through-style="none" style:text-line-through-type="none" style:font-name="Noto Sans CJK JP Black" fo:font-family="'Noto Sans CJK JP Black'" style:font-family-generic="swiss" style:font-pitch="variable" fo:font-size="42.7000007629395pt" fo:font-style="normal" fo:text-shadow="none" style:text-underline-style="none" fo:font-weight="normal" style:letter-kerning="true" fo:background-color="transparent" style:font-name-asian="Noto Sans CJK JP Black" style:font-family-asian="'Noto Sans CJK JP Black'" style:font-family-generic-asian="swiss"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533cm" fo:margin-bottom="0cm" fo:text-indent="0cm"/>
      <style:text-properties fo:color="#000000" loext:opacity="100%" style:font-name="Noto Sans CJK JP Medium" fo:font-family="'Noto Sans CJK JP Medium'" style:font-family-generic="swiss" style:font-pitch="variable" fo:font-size="24pt" style:font-name-asian="Noto Sans CJK JP Medium" style:font-family-asian="'Noto Sans CJK JP Medium'" style:font-family-generic-asian="swiss" style:font-pitch-asian="variable" style:font-size-asian="24pt" style:font-size-complex="24pt"/>
    </style:style>
    <style:style style:name="標準-outline3" style:family="presentation" style:parent-style-name="標準-outline2">
      <style:paragraph-properties fo:margin-left="0cm" fo:margin-right="0cm" fo:margin-top="0.399cm" fo:margin-bottom="0cm" fo:text-indent="0cm"/>
      <style:text-properties fo:color="#000000" loext:opacity="100%" style:font-name="Noto Sans CJK JP Medium" fo:font-family="'Noto Sans CJK JP Medium'" style:font-family-generic="swiss" style:font-pitch="variable" fo:font-size="32pt" style:font-name-asian="Noto Sans CJK JP Medium" style:font-family-asian="'Noto Sans CJK JP Medium'" style:font-family-generic-asian="swiss" style:font-pitch-asian="variable" style:font-size-asian="24pt" style:font-size-complex="24pt"/>
    </style:style>
    <style:style style:name="標準-outline4" style:family="presentation" style:parent-style-name="標準-outline3">
      <style:paragraph-properties fo:margin-left="0cm" fo:margin-right="0cm" fo:margin-top="0.266cm" fo:margin-bottom="0cm" fo:text-indent="0cm"/>
      <style:text-properties fo:color="#000000" loext:opacity="100%" style:font-name="Noto Sans CJK JP Medium" fo:font-family="'Noto Sans CJK JP Medium'" style:font-family-generic="swiss" style:font-pitch="variable" fo:font-size="26.7000007629395pt" style:font-name-asian="Noto Sans CJK JP Medium" style:font-family-asian="'Noto Sans CJK JP Medium'" style:font-family-generic-asian="swiss" style:font-pitch-asian="variable" style:font-size-asian="20pt" style:font-size-complex="20pt"/>
    </style:style>
    <style:style style:name="標準-outline5" style:family="presentation" style:parent-style-name="標準-outline4">
      <style:paragraph-properties fo:margin-left="0cm" fo:margin-right="0cm" fo:margin-top="0.133cm" fo:margin-bottom="0cm" fo:text-indent="0cm"/>
      <style:text-properties fo:color="#000000" loext:opacity="100%" style:font-name="Noto Sans CJK JP Medium" fo:font-family="'Noto Sans CJK JP Medium'" style:font-family-generic="swiss" style:font-pitch="variable" fo:font-size="26.7000007629395pt" style:font-name-asian="Noto Sans CJK JP Medium" style:font-family-asian="'Noto Sans CJK JP Medium'" style:font-family-generic-asian="swiss" style:font-pitch-asian="variable" style:font-size-asian="20pt" style:font-size-complex="20pt"/>
    </style:style>
    <style:style style:name="標準-outline6" style:family="presentation" style:parent-style-name="標準-outline5">
      <style:paragraph-properties fo:margin-left="0cm" fo:margin-right="0cm" fo:margin-top="0.133cm" fo:margin-bottom="0cm" fo:text-indent="0cm"/>
      <style:text-properties fo:color="#000000" loext:opacity="100%" style:font-name="Noto Sans CJK JP Medium" fo:font-family="'Noto Sans CJK JP Medium'" style:font-family-generic="swiss" style:font-pitch="variable" fo:font-size="26.7000007629395pt" style:font-name-asian="Noto Sans CJK JP Medium" style:font-family-asian="'Noto Sans CJK JP Medium'" style:font-family-generic-asian="swiss" style:font-pitch-asian="variable" style:font-size-asian="20pt" style:font-size-complex="20pt"/>
    </style:style>
    <style:style style:name="標準-outline7" style:family="presentation" style:parent-style-name="標準-outline6">
      <style:paragraph-properties fo:margin-left="0cm" fo:margin-right="0cm" fo:margin-top="0.133cm" fo:margin-bottom="0cm" fo:text-indent="0cm"/>
      <style:text-properties fo:color="#000000" loext:opacity="100%" style:font-name="Noto Sans CJK JP Medium" fo:font-family="'Noto Sans CJK JP Medium'" style:font-family-generic="swiss" style:font-pitch="variable" fo:font-size="26.7000007629395pt" style:font-name-asian="Noto Sans CJK JP Medium" style:font-family-asian="'Noto Sans CJK JP Medium'" style:font-family-generic-asian="swiss" style:font-pitch-asian="variable" style:font-size-asian="20pt" style:font-size-complex="20pt"/>
    </style:style>
    <style:style style:name="標準-outline8" style:family="presentation" style:parent-style-name="標準-outline7">
      <style:paragraph-properties fo:margin-left="0cm" fo:margin-right="0cm" fo:margin-top="0.133cm" fo:margin-bottom="0cm" fo:text-indent="0cm"/>
      <style:text-properties fo:font-size="26.7000007629395pt" style:font-size-asian="20pt" style:font-size-complex="20pt"/>
    </style:style>
    <style:style style:name="標準-outline9" style:family="presentation" style:parent-style-name="標準-outline8">
      <style:paragraph-properties fo:margin-left="0cm" fo:margin-right="0cm" fo:margin-top="0.133cm" fo:margin-bottom="0cm" fo:text-indent="0cm"/>
      <style:text-properties fo:font-size="26.7000007629395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CJK JP Black" fo:font-family="'Noto Sans CJK JP Black'" style:font-family-generic="swiss" style:font-pitch="variable" fo:font-size="58.5999984741211pt" fo:font-style="normal" fo:text-shadow="none" style:text-underline-style="none" fo:font-weight="normal" style:letter-kerning="true" fo:background-color="transparent" style:font-name-asian="Noto Sans CJK JP Black" style:font-family-asian="'Noto Sans CJK JP Black'" style:font-family-generic-asian="swiss"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標準-title">
      <style:graphic-properties draw:auto-grow-height="false" fo:min-height="2.63cm"/>
      <style:paragraph-properties style:writing-mode="lr-tb"/>
    </style:style>
    <style:style style:name="Mpr2" style:family="presentation" style:parent-style-name="標準-outline1" style:list-style-name="ML3">
      <style:graphic-properties fo:min-height="9.135cm"/>
      <style:paragraph-properties style:writing-mode="lr-tb"/>
    </style:style>
    <style:style style:name="Mpr3" style:family="presentation" style:parent-style-name="標準-backgroundobjects">
      <style:graphic-properties draw:stroke="none" draw:fill="none" draw:fill-color="#ffffff" draw:auto-grow-height="false" fo:min-height="1.086cm"/>
      <style:paragraph-properties style:writing-mode="lr-tb"/>
    </style:style>
    <style:style style:name="Mpr4" style:family="presentation" style:parent-style-name="標準-backgroundobjects">
      <style:graphic-properties draw:stroke="none" draw:fill="none" draw:fill-color="#ffffff" draw:auto-grow-height="false" fo:min-height="1.485cm"/>
      <style:paragraph-properties style:writing-mode="lr-tb"/>
    </style:style>
    <style:style style:name="Mpr5"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text-properties fo:hyphenate="false" loext:hyphenation-no-caps="false"/>
    </style:style>
    <style:style style:name="MP7" style:family="paragraph">
      <style:paragraph-properties style:writing-mode="lr-tb"/>
      <style:text-properties fo:hyphenate="false" loext:hyphenation-no-caps="false"/>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28pt" style:font-size-asian="22pt" style:font-size-complex="2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OpenSymbol" style:font-style-name="Regular" style:font-charset="x-symbol" fo:color="#999999"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Mpr1" draw:text-style-name="MP5" draw:layer="backgroundobjects" svg:width="26.5cm" svg:height="2.5cm" svg:x="0.5cm" svg:y="0.5cm" presentation:class="title">
        <draw:text-box>
          <text:p>クリックしてタイトルテキストを編集</text:p>
        </draw:text-box>
      </draw:frame>
      <draw:frame presentation:style-name="Mpr2" draw:text-style-name="MP7" draw:layer="backgroundobjects" svg:width="26.5cm" svg:height="17cm" svg:x="0.5cm" svg:y="3.5cm" presentation:class="outline">
        <draw:text-box>
          <text:list text:style-name="ML2">
            <text:list-item>
              <text:p text:style-name="MP6">クリックしてアウトラインのテキストを編集</text:p>
              <text:list>
                <text:list-item>
                  <text:p text:style-name="MP6"><text:span text:style-name="MT2">2</text:span><text:span text:style-name="MT2">レベル目のアウトライン</text:span></text:p>
                  <text:list>
                    <text:list-item>
                      <text:p text:style-name="MP6">3レベル目のアウトライン</text:p>
                      <text:list>
                        <text:list-item>
                          <text:p text:style-name="MP6">4レベル目のアウトライン</text:p>
                          <text:list>
                            <text:list-item>
                              <text:p text:style-name="MP6">5レベル目のアウトライン</text:p>
                              <text:list>
                                <text:list-item>
                                  <text:p text:style-name="MP6">6レベル目のアウトライン</text:p>
                                  <text:list>
                                    <text:list-item>
                                      <text:p text:style-name="MP6">7レベル目のアウトライン</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447cm" svg:x="1.301cm" svg:y="21.5cm" presentation:class="date-time">
        <draw:text-box>
          <text:p text:style-name="MP1"><text:span text:style-name="MT1"><presentation:date-time/></text:span></text:p>
        </draw:text-box>
      </draw:frame>
      <draw:frame presentation:style-name="Mpr3" draw:text-style-name="MP9" draw:layer="backgroundobjects" svg:width="8.875cm" svg:height="1.447cm" svg:x="9.477cm" svg:y="21.5cm" presentation:class="footer">
        <draw:text-box>
          <text:p text:style-name="MP8"><text:span text:style-name="MT1"><presentation:footer/></text:span></text:p>
        </draw:text-box>
      </draw:frame>
      <draw:frame presentation:style-name="Mpr3" draw:text-style-name="MP4" draw:layer="backgroundobjects" svg:width="6.523cm" svg:height="1.447cm" svg:x="19.977cm" svg:y="21.5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9-15T22:03:47.539473640</meta:creation-date>
    <meta:editing-duration>PT1H19M8S</meta:editing-duration>
    <meta:editing-cycles>25</meta:editing-cycles>
    <meta:generator>LibreOffice/7.3.7.2$Linux_X86_64 LibreOffice_project/30$Build-2</meta:generator>
    <dc:title>japanese_4x3</dc:title>
    <dc:date>2023-09-21T11:30:37.292116379</dc:date>
    <meta:document-statistic meta:object-count="303"/>
  </office:meta>
</office:document-meta>
</file>

<file path=Object 1/content.xml><?xml version="1.0" encoding="utf-8"?>
<math xmlns="http://www.w3.org/1998/Math/MathML" display="block">
  <semantics>
    <mrow>
      <msub>
        <mrow/>
        <mn>3</mn>
      </msub>
      <mstyle mathvariant="normal">
        <mi mathvariant="normal">C</mi>
      </mstyle>
      <msub>
        <mrow/>
        <mn>1</mn>
      </msub>
    </mrow>
    <annotation encoding="StarMath 5.0">{}_3 nitalic{ C } {}_1</annotation>
  </semantics>
</math>
</file>

<file path=Object 2/content.xml><?xml version="1.0" encoding="utf-8"?>
<math xmlns="http://www.w3.org/1998/Math/MathML" display="block">
  <semantics>
    <mrow>
      <mi>p</mi>
      <mo stretchy="false">=</mo>
      <mfrac>
        <mn>1</mn>
        <mn>6</mn>
      </mfrac>
    </mrow>
    <annotation encoding="StarMath 5.0">p = 1 over 6</annotation>
  </semantics>
</math>
</file>

<file path=Object 20/content.xml><?xml version="1.0" encoding="utf-8"?>
<math xmlns="http://www.w3.org/1998/Math/MathML" display="block">
  <semantics>
    <mi>A</mi>
    <annotation encoding="StarMath 5.0">A</annotation>
  </semantics>
</math>
</file>

<file path=Object 21/content.xml><?xml version="1.0" encoding="utf-8"?>
<math xmlns="http://www.w3.org/1998/Math/MathML" display="block">
  <semantics>
    <mi>A</mi>
    <annotation encoding="StarMath 5.0">A</annotation>
  </semantics>
</math>
</file>

<file path=Object 22/content.xml><?xml version="1.0" encoding="utf-8"?>
<math xmlns="http://www.w3.org/1998/Math/MathML" display="block">
  <semantics>
    <mi>p</mi>
    <annotation encoding="StarMath 5.0">p</annotation>
  </semantics>
</math>
</file>

<file path=Object 23/content.xml><?xml version="1.0" encoding="utf-8"?>
<math xmlns="http://www.w3.org/1998/Math/MathML" display="block">
  <semantics>
    <mstyle mathcolor="green">
      <mi>r</mi>
    </mstyle>
    <annotation encoding="StarMath 5.0">color green r</annotation>
  </semantics>
</math>
</file>

<file path=Object 24/content.xml><?xml version="1.0" encoding="utf-8"?>
<math xmlns="http://www.w3.org/1998/Math/MathML" display="block">
  <semantics>
    <mstyle mathcolor="blue">
      <mi>n</mi>
    </mstyle>
    <annotation encoding="StarMath 5.0">color blue n</annotation>
  </semantics>
</math>
</file>

<file path=Object 25/content.xml><?xml version="1.0" encoding="utf-8"?>
<math xmlns="http://www.w3.org/1998/Math/MathML" display="block">
  <semantics>
    <mrow>
      <msub>
        <mrow/>
        <mi>n</mi>
      </msub>
      <mstyle mathvariant="normal">
        <mi mathvariant="normal">C</mi>
      </mstyle>
      <msub>
        <mrow/>
        <mi>r</mi>
      </msub>
      <msup>
        <mi>p</mi>
        <mi>r</mi>
      </msup>
      <msup>
        <mrow>
          <mo fence="true" form="prefix" stretchy="false">(</mo>
          <mrow>
            <mrow>
              <mn>1</mn>
              <mo stretchy="false">−</mo>
              <mi>p</mi>
            </mrow>
          </mrow>
          <mo fence="true" form="postfix" stretchy="false">)</mo>
        </mrow>
        <mrow>
          <mi>n</mi>
          <mo stretchy="false">−</mo>
          <mi>r</mi>
        </mrow>
      </msup>
    </mrow>
    <annotation encoding="StarMath 5.0">{}_n nitalic{C} {}_r p^r (1 - p)^{n - r}</annotation>
  </semantics>
</math>
</file>

<file path=Object 26/content.xml><?xml version="1.0" encoding="utf-8"?>
<math xmlns="http://www.w3.org/1998/Math/MathML" display="block">
  <semantics>
    <mrow>
      <msub>
        <mrow/>
        <mn>3</mn>
      </msub>
      <mstyle mathvariant="normal">
        <mi mathvariant="normal">C</mi>
      </mstyle>
      <msub>
        <mrow/>
        <mn>1</mn>
      </msub>
    </mrow>
    <annotation encoding="StarMath 5.0">{}_3 nitalic{ C } {}_1</annotation>
  </semantics>
</math>
</file>

<file path=Object 27/content.xml><?xml version="1.0" encoding="utf-8"?>
<math xmlns="http://www.w3.org/1998/Math/MathML" display="block">
  <semantics>
    <mrow>
      <mi>p</mi>
      <mo stretchy="false">=</mo>
      <mfrac>
        <mn>1</mn>
        <mn>6</mn>
      </mfrac>
    </mrow>
    <annotation encoding="StarMath 5.0">p = 1 over 6</annotation>
  </semantics>
</math>
</file>

<file path=Object 28/content.xml><?xml version="1.0" encoding="utf-8"?>
<math xmlns="http://www.w3.org/1998/Math/MathML" display="block">
  <semantics>
    <mrow>
      <mrow>
        <mn>1</mn>
        <mo stretchy="false">−</mo>
        <mi>p</mi>
      </mrow>
      <mo stretchy="false">=</mo>
      <mfrac>
        <mn>5</mn>
        <mn>6</mn>
      </mfrac>
    </mrow>
    <annotation encoding="StarMath 5.0">1 - p = 5 over 6</annotation>
  </semantics>
</math>
</file>

<file path=Object 29/content.xml><?xml version="1.0" encoding="utf-8"?>
<math xmlns="http://www.w3.org/1998/Math/MathML" display="block">
  <semantics>
    <mrow>
      <msub>
        <mrow/>
        <mn>3</mn>
      </msub>
      <mstyle mathvariant="normal">
        <mi mathvariant="normal">C</mi>
      </mstyle>
      <mrow>
        <mrow>
          <msub>
            <mrow/>
            <mn>1</mn>
          </msub>
          <mo stretchy="false">×</mo>
          <mrow>
            <mo fence="true" form="prefix" stretchy="true">(</mo>
            <mrow>
              <mfrac>
                <mn>1</mn>
                <mn>6</mn>
              </mfrac>
            </mrow>
            <mo fence="true" form="postfix" stretchy="true">)</mo>
          </mrow>
          <mo stretchy="false">×</mo>
          <msup>
            <mrow>
              <mo fence="true" form="prefix" stretchy="true">(</mo>
              <mrow>
                <mfrac>
                  <mn>5</mn>
                  <mn>6</mn>
                </mfrac>
              </mrow>
              <mo fence="true" form="postfix" stretchy="true">)</mo>
            </mrow>
            <mn>2</mn>
          </msup>
        </mrow>
        <mo stretchy="false">=</mo>
        <mfrac>
          <mn>25</mn>
          <mn>72</mn>
        </mfrac>
      </mrow>
    </mrow>
    <annotation encoding="StarMath 5.0">{}_3 nitalic{C} {}_1 times left( 1 over 6 right) times left( 5 over 6 right)^2  =25 over 72</annotation>
  </semantics>
</math>
</file>

<file path=Object 3/content.xml><?xml version="1.0" encoding="utf-8"?>
<math xmlns="http://www.w3.org/1998/Math/MathML" display="block">
  <semantics>
    <mrow>
      <mrow>
        <mn>1</mn>
        <mo stretchy="false">−</mo>
        <mi>p</mi>
      </mrow>
      <mo stretchy="false">=</mo>
      <mfrac>
        <mn>5</mn>
        <mn>6</mn>
      </mfrac>
    </mrow>
    <annotation encoding="StarMath 5.0">1 - p = 5 over 6</annotation>
  </semantics>
</math>
</file>

<file path=Object 30/content.xml><?xml version="1.0" encoding="utf-8"?>
<math xmlns="http://www.w3.org/1998/Math/MathML" display="block">
  <semantics>
    <mstyle mathcolor="green">
      <mi>p</mi>
    </mstyle>
    <annotation encoding="StarMath 5.0">color green   p</annotation>
  </semantics>
</math>
</file>

<file path=Object 31/content.xml><?xml version="1.0" encoding="utf-8"?>
<math xmlns="http://www.w3.org/1998/Math/MathML" display="block">
  <semantics>
    <mstyle mathcolor="green">
      <mrow>
        <mn>1</mn>
        <mo stretchy="false">−</mo>
        <mi>p</mi>
      </mrow>
    </mstyle>
    <annotation encoding="StarMath 5.0">color green{   1 - p }</annotation>
  </semantics>
</math>
</file>

<file path=Object 32/content.xml><?xml version="1.0" encoding="utf-8"?>
<math xmlns="http://www.w3.org/1998/Math/MathML" display="block">
  <semantics>
    <mrow>
      <msub>
        <mrow/>
        <mn>3</mn>
      </msub>
      <mstyle mathvariant="normal">
        <mi mathvariant="normal">C</mi>
      </mstyle>
      <msub>
        <mrow/>
        <mn>1</mn>
      </msub>
    </mrow>
    <annotation encoding="StarMath 5.0">{}_3 nitalic{ C } {}_1</annotation>
  </semantics>
</math>
</file>

<file path=Object 33/content.xml><?xml version="1.0" encoding="utf-8"?>
<math xmlns="http://www.w3.org/1998/Math/MathML" display="block">
  <semantics>
    <mrow>
      <mi>p</mi>
      <mo stretchy="false">=</mo>
      <mfrac>
        <mn>1</mn>
        <mn>6</mn>
      </mfrac>
    </mrow>
    <annotation encoding="StarMath 5.0">p = 1 over 6</annotation>
  </semantics>
</math>
</file>

<file path=Object 34/content.xml><?xml version="1.0" encoding="utf-8"?>
<math xmlns="http://www.w3.org/1998/Math/MathML" display="block">
  <semantics>
    <mrow>
      <mrow>
        <mn>1</mn>
        <mo stretchy="false">−</mo>
        <mi>p</mi>
      </mrow>
      <mo stretchy="false">=</mo>
      <mfrac>
        <mn>5</mn>
        <mn>6</mn>
      </mfrac>
    </mrow>
    <annotation encoding="StarMath 5.0">1 - p = 5 over 6</annotation>
  </semantics>
</math>
</file>

<file path=Object 35/content.xml><?xml version="1.0" encoding="utf-8"?>
<math xmlns="http://www.w3.org/1998/Math/MathML" display="block">
  <semantics>
    <mrow>
      <msub>
        <mrow/>
        <mn>3</mn>
      </msub>
      <mstyle mathvariant="normal">
        <mi mathvariant="normal">C</mi>
      </mstyle>
      <mrow>
        <mrow>
          <msub>
            <mrow/>
            <mn>1</mn>
          </msub>
          <mo stretchy="false">×</mo>
          <mrow>
            <mo fence="true" form="prefix" stretchy="true">(</mo>
            <mrow>
              <mfrac>
                <mn>1</mn>
                <mn>6</mn>
              </mfrac>
            </mrow>
            <mo fence="true" form="postfix" stretchy="true">)</mo>
          </mrow>
          <mo stretchy="false">×</mo>
          <msup>
            <mrow>
              <mo fence="true" form="prefix" stretchy="true">(</mo>
              <mrow>
                <mfrac>
                  <mn>5</mn>
                  <mn>6</mn>
                </mfrac>
              </mrow>
              <mo fence="true" form="postfix" stretchy="true">)</mo>
            </mrow>
            <mn>2</mn>
          </msup>
        </mrow>
        <mo stretchy="false">=</mo>
        <mfrac>
          <mn>25</mn>
          <mn>72</mn>
        </mfrac>
      </mrow>
    </mrow>
    <annotation encoding="StarMath 5.0">{}_3 nitalic{C} {}_1 times left( 1 over 6 right) times left( 5 over 6 right)^2  =25 over 72</annotation>
  </semantics>
</math>
</file>

<file path=Object 36/content.xml><?xml version="1.0" encoding="utf-8"?>
<math xmlns="http://www.w3.org/1998/Math/MathML" display="block">
  <semantics>
    <mstyle mathcolor="green">
      <mi>p</mi>
    </mstyle>
    <annotation encoding="StarMath 5.0">color green   p</annotation>
  </semantics>
</math>
</file>

<file path=Object 37/content.xml><?xml version="1.0" encoding="utf-8"?>
<math xmlns="http://www.w3.org/1998/Math/MathML" display="block">
  <semantics>
    <mstyle mathcolor="green">
      <mrow>
        <mn>1</mn>
        <mo stretchy="false">−</mo>
        <mi>p</mi>
      </mrow>
    </mstyle>
    <annotation encoding="StarMath 5.0">color green{   1 - p }</annotation>
  </semantics>
</math>
</file>

<file path=Object 38/content.xml><?xml version="1.0" encoding="utf-8"?>
<math xmlns="http://www.w3.org/1998/Math/MathML" display="block">
  <semantics>
    <mrow>
      <msub>
        <mrow/>
        <mn>3</mn>
      </msub>
      <mstyle mathvariant="normal">
        <mi mathvariant="normal">C</mi>
      </mstyle>
      <msub>
        <mrow/>
        <mn>1</mn>
      </msub>
    </mrow>
    <annotation encoding="StarMath 5.0">{}_3 nitalic{ C } {}_1</annotation>
  </semantics>
</math>
</file>

<file path=Object 39/content.xml><?xml version="1.0" encoding="utf-8"?>
<math xmlns="http://www.w3.org/1998/Math/MathML" display="block">
  <semantics>
    <mrow>
      <mi>p</mi>
      <mo stretchy="false">=</mo>
      <mfrac>
        <mn>1</mn>
        <mn>6</mn>
      </mfrac>
    </mrow>
    <annotation encoding="StarMath 5.0">p = 1 over 6</annotation>
  </semantics>
</math>
</file>

<file path=Object 4/content.xml><?xml version="1.0" encoding="utf-8"?>
<math xmlns="http://www.w3.org/1998/Math/MathML" display="block">
  <semantics>
    <mrow>
      <msub>
        <mrow/>
        <mn>3</mn>
      </msub>
      <mstyle mathvariant="normal">
        <mi mathvariant="normal">C</mi>
      </mstyle>
      <mrow>
        <mrow>
          <msub>
            <mrow/>
            <mn>1</mn>
          </msub>
          <mo stretchy="false">×</mo>
          <mrow>
            <mo fence="true" form="prefix" stretchy="true">(</mo>
            <mrow>
              <mfrac>
                <mn>1</mn>
                <mn>6</mn>
              </mfrac>
            </mrow>
            <mo fence="true" form="postfix" stretchy="true">)</mo>
          </mrow>
          <mo stretchy="false">×</mo>
          <msup>
            <mrow>
              <mo fence="true" form="prefix" stretchy="true">(</mo>
              <mrow>
                <mfrac>
                  <mn>5</mn>
                  <mn>6</mn>
                </mfrac>
              </mrow>
              <mo fence="true" form="postfix" stretchy="true">)</mo>
            </mrow>
            <mn>2</mn>
          </msup>
        </mrow>
        <mo stretchy="false">=</mo>
        <mfrac>
          <mn>25</mn>
          <mn>72</mn>
        </mfrac>
      </mrow>
    </mrow>
    <annotation encoding="StarMath 5.0">{}_3 nitalic{C} {}_1 times left( 1 over 6 right) times left( 5 over 6 right)^2  =25 over 72</annotation>
  </semantics>
</math>
</file>

<file path=Object 40/content.xml><?xml version="1.0" encoding="utf-8"?>
<math xmlns="http://www.w3.org/1998/Math/MathML" display="block">
  <semantics>
    <mrow>
      <mrow>
        <mn>1</mn>
        <mo stretchy="false">−</mo>
        <mi>p</mi>
      </mrow>
      <mo stretchy="false">=</mo>
      <mfrac>
        <mn>5</mn>
        <mn>6</mn>
      </mfrac>
    </mrow>
    <annotation encoding="StarMath 5.0">1 - p = 5 over 6</annotation>
  </semantics>
</math>
</file>

<file path=Object 41/content.xml><?xml version="1.0" encoding="utf-8"?>
<math xmlns="http://www.w3.org/1998/Math/MathML" display="block">
  <semantics>
    <mrow>
      <msub>
        <mrow/>
        <mn>3</mn>
      </msub>
      <mstyle mathvariant="normal">
        <mi mathvariant="normal">C</mi>
      </mstyle>
      <mrow>
        <mrow>
          <msub>
            <mrow/>
            <mn>1</mn>
          </msub>
          <mo stretchy="false">×</mo>
          <mrow>
            <mo fence="true" form="prefix" stretchy="true">(</mo>
            <mrow>
              <mfrac>
                <mn>1</mn>
                <mn>6</mn>
              </mfrac>
            </mrow>
            <mo fence="true" form="postfix" stretchy="true">)</mo>
          </mrow>
          <mo stretchy="false">×</mo>
          <msup>
            <mrow>
              <mo fence="true" form="prefix" stretchy="true">(</mo>
              <mrow>
                <mfrac>
                  <mn>5</mn>
                  <mn>6</mn>
                </mfrac>
              </mrow>
              <mo fence="true" form="postfix" stretchy="true">)</mo>
            </mrow>
            <mn>2</mn>
          </msup>
        </mrow>
        <mo stretchy="false">=</mo>
        <mfrac>
          <mn>25</mn>
          <mn>72</mn>
        </mfrac>
      </mrow>
    </mrow>
    <annotation encoding="StarMath 5.0">{}_3 nitalic{C} {}_1 times left( 1 over 6 right) times left( 5 over 6 right)^2  =25 over 72</annotation>
  </semantics>
</math>
</file>

<file path=Object 42/content.xml><?xml version="1.0" encoding="utf-8"?>
<math xmlns="http://www.w3.org/1998/Math/MathML" display="block">
  <semantics>
    <mstyle mathcolor="green">
      <mi>p</mi>
    </mstyle>
    <annotation encoding="StarMath 5.0">color green   p</annotation>
  </semantics>
</math>
</file>

<file path=Object 43/content.xml><?xml version="1.0" encoding="utf-8"?>
<math xmlns="http://www.w3.org/1998/Math/MathML" display="block">
  <semantics>
    <mstyle mathcolor="green">
      <mrow>
        <mn>1</mn>
        <mo stretchy="false">−</mo>
        <mi>p</mi>
      </mrow>
    </mstyle>
    <annotation encoding="StarMath 5.0">color green{   1 - p }</annotation>
  </semantics>
</math>
</file>

<file path=Object 44/content.xml><?xml version="1.0" encoding="utf-8"?>
<math xmlns="http://www.w3.org/1998/Math/MathML" display="block">
  <semantics>
    <mrow>
      <msub>
        <mrow/>
        <mn>3</mn>
      </msub>
      <mstyle mathvariant="normal">
        <mi mathvariant="normal">C</mi>
      </mstyle>
      <msub>
        <mrow/>
        <mn>1</mn>
      </msub>
    </mrow>
    <annotation encoding="StarMath 5.0">{}_3 nitalic{ C } {}_1</annotation>
  </semantics>
</math>
</file>

<file path=Object 45/content.xml><?xml version="1.0" encoding="utf-8"?>
<math xmlns="http://www.w3.org/1998/Math/MathML" display="block">
  <semantics>
    <mrow>
      <mi>p</mi>
      <mo stretchy="false">=</mo>
      <mfrac>
        <mn>1</mn>
        <mn>6</mn>
      </mfrac>
    </mrow>
    <annotation encoding="StarMath 5.0">p = 1 over 6</annotation>
  </semantics>
</math>
</file>

<file path=Object 46/content.xml><?xml version="1.0" encoding="utf-8"?>
<math xmlns="http://www.w3.org/1998/Math/MathML" display="block">
  <semantics>
    <mrow>
      <mrow>
        <mn>1</mn>
        <mo stretchy="false">−</mo>
        <mi>p</mi>
      </mrow>
      <mo stretchy="false">=</mo>
      <mfrac>
        <mn>5</mn>
        <mn>6</mn>
      </mfrac>
    </mrow>
    <annotation encoding="StarMath 5.0">1 - p = 5 over 6</annotation>
  </semantics>
</math>
</file>

<file path=Object 47/content.xml><?xml version="1.0" encoding="utf-8"?>
<math xmlns="http://www.w3.org/1998/Math/MathML" display="block">
  <semantics>
    <mrow>
      <msub>
        <mrow/>
        <mn>3</mn>
      </msub>
      <mstyle mathvariant="normal">
        <mi mathvariant="normal">C</mi>
      </mstyle>
      <mrow>
        <mrow>
          <msub>
            <mrow/>
            <mn>1</mn>
          </msub>
          <mo stretchy="false">×</mo>
          <mrow>
            <mo fence="true" form="prefix" stretchy="true">(</mo>
            <mrow>
              <mfrac>
                <mn>1</mn>
                <mn>6</mn>
              </mfrac>
            </mrow>
            <mo fence="true" form="postfix" stretchy="true">)</mo>
          </mrow>
          <mo stretchy="false">×</mo>
          <msup>
            <mrow>
              <mo fence="true" form="prefix" stretchy="true">(</mo>
              <mrow>
                <mfrac>
                  <mn>5</mn>
                  <mn>6</mn>
                </mfrac>
              </mrow>
              <mo fence="true" form="postfix" stretchy="true">)</mo>
            </mrow>
            <mn>2</mn>
          </msup>
        </mrow>
        <mo stretchy="false">=</mo>
        <mfrac>
          <mn>25</mn>
          <mn>72</mn>
        </mfrac>
      </mrow>
    </mrow>
    <annotation encoding="StarMath 5.0">{}_3 nitalic{C} {}_1 times left( 1 over 6 right) times left( 5 over 6 right)^2  =25 over 72</annotation>
  </semantics>
</math>
</file>

<file path=Object 48/content.xml><?xml version="1.0" encoding="utf-8"?>
<math xmlns="http://www.w3.org/1998/Math/MathML" display="block">
  <semantics>
    <mstyle mathcolor="green">
      <mi>p</mi>
    </mstyle>
    <annotation encoding="StarMath 5.0">color green   p</annotation>
  </semantics>
</math>
</file>

<file path=Object 49/content.xml><?xml version="1.0" encoding="utf-8"?>
<math xmlns="http://www.w3.org/1998/Math/MathML" display="block">
  <semantics>
    <mstyle mathcolor="green">
      <mrow>
        <mn>1</mn>
        <mo stretchy="false">−</mo>
        <mi>p</mi>
      </mrow>
    </mstyle>
    <annotation encoding="StarMath 5.0">color green{   1 - p }</annotation>
  </semantics>
</math>
</file>

<file path=Object 5/content.xml><?xml version="1.0" encoding="utf-8"?>
<math xmlns="http://www.w3.org/1998/Math/MathML" display="block">
  <semantics>
    <mstyle mathcolor="green">
      <mi>p</mi>
    </mstyle>
    <annotation encoding="StarMath 5.0">color green   p</annotation>
  </semantics>
</math>
</file>

<file path=Object 50/content.xml><?xml version="1.0" encoding="utf-8"?>
<math xmlns="http://www.w3.org/1998/Math/MathML" display="block">
  <semantics>
    <mrow>
      <msub>
        <mrow/>
        <mn>3</mn>
      </msub>
      <mstyle mathvariant="normal">
        <mi mathvariant="normal">C</mi>
      </mstyle>
      <msub>
        <mrow/>
        <mn>1</mn>
      </msub>
    </mrow>
    <annotation encoding="StarMath 5.0">{}_3 nitalic{ C } {}_1</annotation>
  </semantics>
</math>
</file>

<file path=Object 51/content.xml><?xml version="1.0" encoding="utf-8"?>
<math xmlns="http://www.w3.org/1998/Math/MathML" display="block">
  <semantics>
    <mrow>
      <mi>p</mi>
      <mo stretchy="false">=</mo>
      <mfrac>
        <mn>1</mn>
        <mn>6</mn>
      </mfrac>
    </mrow>
    <annotation encoding="StarMath 5.0">p = 1 over 6</annotation>
  </semantics>
</math>
</file>

<file path=Object 52/content.xml><?xml version="1.0" encoding="utf-8"?>
<math xmlns="http://www.w3.org/1998/Math/MathML" display="block">
  <semantics>
    <mrow>
      <mrow>
        <mn>1</mn>
        <mo stretchy="false">−</mo>
        <mi>p</mi>
      </mrow>
      <mo stretchy="false">=</mo>
      <mfrac>
        <mn>5</mn>
        <mn>6</mn>
      </mfrac>
    </mrow>
    <annotation encoding="StarMath 5.0">1 - p = 5 over 6</annotation>
  </semantics>
</math>
</file>

<file path=Object 53/content.xml><?xml version="1.0" encoding="utf-8"?>
<math xmlns="http://www.w3.org/1998/Math/MathML" display="block">
  <semantics>
    <mrow>
      <msub>
        <mrow/>
        <mn>3</mn>
      </msub>
      <mstyle mathvariant="normal">
        <mi mathvariant="normal">C</mi>
      </mstyle>
      <mrow>
        <mrow>
          <msub>
            <mrow/>
            <mn>1</mn>
          </msub>
          <mo stretchy="false">×</mo>
          <mrow>
            <mo fence="true" form="prefix" stretchy="true">(</mo>
            <mrow>
              <mfrac>
                <mn>1</mn>
                <mn>6</mn>
              </mfrac>
            </mrow>
            <mo fence="true" form="postfix" stretchy="true">)</mo>
          </mrow>
          <mo stretchy="false">×</mo>
          <msup>
            <mrow>
              <mo fence="true" form="prefix" stretchy="true">(</mo>
              <mrow>
                <mfrac>
                  <mn>5</mn>
                  <mn>6</mn>
                </mfrac>
              </mrow>
              <mo fence="true" form="postfix" stretchy="true">)</mo>
            </mrow>
            <mn>2</mn>
          </msup>
        </mrow>
        <mo stretchy="false">=</mo>
        <mfrac>
          <mn>25</mn>
          <mn>72</mn>
        </mfrac>
      </mrow>
    </mrow>
    <annotation encoding="StarMath 5.0">{}_3 nitalic{C} {}_1 times left( 1 over 6 right) times left( 5 over 6 right)^2  =25 over 72</annotation>
  </semantics>
</math>
</file>

<file path=Object 54/content.xml><?xml version="1.0" encoding="utf-8"?>
<math xmlns="http://www.w3.org/1998/Math/MathML" display="block">
  <semantics>
    <mstyle mathcolor="green">
      <mi>p</mi>
    </mstyle>
    <annotation encoding="StarMath 5.0">color green   p</annotation>
  </semantics>
</math>
</file>

<file path=Object 55/content.xml><?xml version="1.0" encoding="utf-8"?>
<math xmlns="http://www.w3.org/1998/Math/MathML" display="block">
  <semantics>
    <mstyle mathcolor="green">
      <mrow>
        <mn>1</mn>
        <mo stretchy="false">−</mo>
        <mi>p</mi>
      </mrow>
    </mstyle>
    <annotation encoding="StarMath 5.0">color green{   1 - p }</annotation>
  </semantics>
</math>
</file>

<file path=Object 56/content.xml><?xml version="1.0" encoding="utf-8"?>
<math xmlns="http://www.w3.org/1998/Math/MathML" display="block">
  <semantics>
    <mstyle mathcolor="green">
      <mi>p</mi>
    </mstyle>
    <annotation encoding="StarMath 5.0">color green   p</annotation>
  </semantics>
</math>
</file>

<file path=Object 57/content.xml><?xml version="1.0" encoding="utf-8"?>
<math xmlns="http://www.w3.org/1998/Math/MathML" display="block">
  <semantics>
    <mstyle mathcolor="green">
      <mrow>
        <mn>1</mn>
        <mo stretchy="false">−</mo>
        <mi>p</mi>
      </mrow>
    </mstyle>
    <annotation encoding="StarMath 5.0">color green{   1 - p }</annotation>
  </semantics>
</math>
</file>

<file path=Object 58/content.xml><?xml version="1.0" encoding="utf-8"?>
<math xmlns="http://www.w3.org/1998/Math/MathML" display="block">
  <semantics>
    <mstyle mathcolor="green">
      <mrow>
        <mn>1</mn>
        <mo stretchy="false">−</mo>
        <mi>p</mi>
      </mrow>
    </mstyle>
    <annotation encoding="StarMath 5.0">color green{   1 - p }</annotation>
  </semantics>
</math>
</file>

<file path=Object 59/content.xml><?xml version="1.0" encoding="utf-8"?>
<math xmlns="http://www.w3.org/1998/Math/MathML" display="block">
  <semantics>
    <mstyle mathcolor="green">
      <mrow>
        <mn>1</mn>
        <mo stretchy="false">−</mo>
        <mi>p</mi>
      </mrow>
    </mstyle>
    <annotation encoding="StarMath 5.0">color green{   1 - p }</annotation>
  </semantics>
</math>
</file>

<file path=Object 6/content.xml><?xml version="1.0" encoding="utf-8"?>
<math xmlns="http://www.w3.org/1998/Math/MathML" display="block">
  <semantics>
    <mstyle mathcolor="green">
      <mrow>
        <mn>1</mn>
        <mo stretchy="false">−</mo>
        <mi>p</mi>
      </mrow>
    </mstyle>
    <annotation encoding="StarMath 5.0">color green{   1 - p }</annotation>
  </semantics>
</math>
</file>

<file path=Object 60/content.xml><?xml version="1.0" encoding="utf-8"?>
<math xmlns="http://www.w3.org/1998/Math/MathML" display="block">
  <semantics>
    <mstyle mathcolor="green">
      <mrow>
        <mn>1</mn>
        <mo stretchy="false">−</mo>
        <mi>p</mi>
      </mrow>
    </mstyle>
    <annotation encoding="StarMath 5.0">color green{   1 - p }</annotation>
  </semantics>
</math>
</file>

<file path=Object 61/content.xml><?xml version="1.0" encoding="utf-8"?>
<math xmlns="http://www.w3.org/1998/Math/MathML" display="block">
  <semantics>
    <mstyle mathcolor="green">
      <mrow>
        <mn>1</mn>
        <mo stretchy="false">−</mo>
        <mi>p</mi>
      </mrow>
    </mstyle>
    <annotation encoding="StarMath 5.0">color green{   1 - p }</annotation>
  </semantics>
</math>
</file>

<file path=Object 62/content.xml><?xml version="1.0" encoding="utf-8"?>
<math xmlns="http://www.w3.org/1998/Math/MathML" display="block">
  <semantics>
    <mstyle mathcolor="green">
      <mrow>
        <mn>1</mn>
        <mo stretchy="false">−</mo>
        <mi>p</mi>
      </mrow>
    </mstyle>
    <annotation encoding="StarMath 5.0">color green{   1 - p }</annotation>
  </semantics>
</math>
</file>

<file path=Object 63/content.xml><?xml version="1.0" encoding="utf-8"?>
<math xmlns="http://www.w3.org/1998/Math/MathML" display="block">
  <semantics>
    <mstyle mathcolor="green">
      <mi>p</mi>
    </mstyle>
    <annotation encoding="StarMath 5.0">color green   p</annotation>
  </semantics>
</math>
</file>

<file path=Object 64/content.xml><?xml version="1.0" encoding="utf-8"?>
<math xmlns="http://www.w3.org/1998/Math/MathML" display="block">
  <semantics>
    <mstyle mathcolor="green">
      <mi>p</mi>
    </mstyle>
    <annotation encoding="StarMath 5.0">color green   p</annotation>
  </semantics>
</math>
</file>

<file path=Object 65/content.xml><?xml version="1.0" encoding="utf-8"?>
<math xmlns="http://www.w3.org/1998/Math/MathML" display="block">
  <semantics>
    <mrow>
      <msub>
        <mrow/>
        <mn>3</mn>
      </msub>
      <mstyle mathvariant="normal">
        <mi mathvariant="normal">C</mi>
      </mstyle>
      <msub>
        <mrow/>
        <mn>1</mn>
      </msub>
    </mrow>
    <annotation encoding="StarMath 5.0">{}_3 nitalic{ C } {}_1</annotation>
  </semantics>
</math>
</file>

<file path=Object 66/content.xml><?xml version="1.0" encoding="utf-8"?>
<math xmlns="http://www.w3.org/1998/Math/MathML" display="block"/>
</file>

<file path=Object 67/content.xml><?xml version="1.0" encoding="utf-8"?>
<math xmlns="http://www.w3.org/1998/Math/MathML" display="block">
  <semantics>
    <mrow>
      <msub>
        <mrow/>
        <mn>3</mn>
      </msub>
      <mstyle mathvariant="normal">
        <mi mathvariant="normal">C</mi>
      </mstyle>
      <mrow>
        <msub>
          <mrow/>
          <mn>1</mn>
        </msub>
        <mo stretchy="false">×</mo>
        <msup>
          <mi>p</mi>
          <mn>1</mn>
        </msup>
        <mo stretchy="false">×</mo>
        <msup>
          <mrow>
            <mo fence="true" form="prefix" stretchy="false">(</mo>
            <mrow>
              <mrow>
                <mn>1</mn>
                <mo stretchy="false">−</mo>
                <mi>p</mi>
              </mrow>
            </mrow>
            <mo fence="true" form="postfix" stretchy="false">)</mo>
          </mrow>
          <mrow>
            <mn>3</mn>
            <mo stretchy="false">−</mo>
            <mn>1</mn>
          </mrow>
        </msup>
      </mrow>
    </mrow>
    <annotation encoding="StarMath 5.0">{}_3 nitalic{ C } {}_1 times p^1 times (1-p)^{3-1} </annotation>
  </semantics>
</math>
</file>

<file path=Object 68/content.xml><?xml version="1.0" encoding="utf-8"?>
<math xmlns="http://www.w3.org/1998/Math/MathML" display="block">
  <semantics>
    <mrow>
      <msub>
        <mrow/>
        <mi>n</mi>
      </msub>
      <mstyle mathvariant="normal">
        <mi mathvariant="normal">C</mi>
      </mstyle>
      <mrow>
        <msub>
          <mrow/>
          <mi>r</mi>
        </msub>
        <mo stretchy="false">×</mo>
        <msup>
          <mi>p</mi>
          <mi>r</mi>
        </msup>
        <mo stretchy="false">×</mo>
        <msup>
          <mrow>
            <mo fence="true" form="prefix" stretchy="false">(</mo>
            <mrow>
              <mrow>
                <mn>1</mn>
                <mo stretchy="false">−</mo>
                <mi>p</mi>
              </mrow>
            </mrow>
            <mo fence="true" form="postfix" stretchy="false">)</mo>
          </mrow>
          <mrow>
            <mi>n</mi>
            <mo stretchy="false">−</mo>
            <mi>r</mi>
          </mrow>
        </msup>
      </mrow>
    </mrow>
    <annotation encoding="StarMath 5.0">{}_n nitalic{ C } {}_r times p^r times (1-p)^{n-r}</annotation>
  </semantics>
</math>
</file>

<file path=Object 69/content.xml><?xml version="1.0" encoding="utf-8"?>
<math xmlns="http://www.w3.org/1998/Math/MathML" display="block">
  <semantics>
    <mstyle mathcolor="green">
      <mi>p</mi>
    </mstyle>
    <annotation encoding="StarMath 5.0">color green   p</annotation>
  </semantics>
</math>
</file>

<file path=Object 70/content.xml><?xml version="1.0" encoding="utf-8"?>
<math xmlns="http://www.w3.org/1998/Math/MathML" display="block">
  <semantics>
    <mstyle mathcolor="green">
      <mrow>
        <mn>1</mn>
        <mo stretchy="false">−</mo>
        <mi>p</mi>
      </mrow>
    </mstyle>
    <annotation encoding="StarMath 5.0">color green{   1 - p }</annotation>
  </semantics>
</math>
</file>

<file path=Object 71/content.xml><?xml version="1.0" encoding="utf-8"?>
<math xmlns="http://www.w3.org/1998/Math/MathML" display="block">
  <semantics>
    <mstyle mathcolor="green">
      <mrow>
        <mn>1</mn>
        <mo stretchy="false">−</mo>
        <mi>p</mi>
      </mrow>
    </mstyle>
    <annotation encoding="StarMath 5.0">color green{   1 - p }</annotation>
  </semantics>
</math>
</file>

<file path=Object 72/content.xml><?xml version="1.0" encoding="utf-8"?>
<math xmlns="http://www.w3.org/1998/Math/MathML" display="block">
  <semantics>
    <mstyle mathcolor="green">
      <mrow>
        <mn>1</mn>
        <mo stretchy="false">−</mo>
        <mi>p</mi>
      </mrow>
    </mstyle>
    <annotation encoding="StarMath 5.0">color green{   1 - p }</annotation>
  </semantics>
</math>
</file>

<file path=Object 73/content.xml><?xml version="1.0" encoding="utf-8"?>
<math xmlns="http://www.w3.org/1998/Math/MathML" display="block">
  <semantics>
    <mstyle mathcolor="green">
      <mrow>
        <mn>1</mn>
        <mo stretchy="false">−</mo>
        <mi>p</mi>
      </mrow>
    </mstyle>
    <annotation encoding="StarMath 5.0">color green{   1 - p }</annotation>
  </semantics>
</math>
</file>

<file path=Object 74/content.xml><?xml version="1.0" encoding="utf-8"?>
<math xmlns="http://www.w3.org/1998/Math/MathML" display="block">
  <semantics>
    <mstyle mathcolor="green">
      <mrow>
        <mn>1</mn>
        <mo stretchy="false">−</mo>
        <mi>p</mi>
      </mrow>
    </mstyle>
    <annotation encoding="StarMath 5.0">color green{   1 - p }</annotation>
  </semantics>
</math>
</file>

<file path=Object 75/content.xml><?xml version="1.0" encoding="utf-8"?>
<math xmlns="http://www.w3.org/1998/Math/MathML" display="block">
  <semantics>
    <mstyle mathcolor="green">
      <mrow>
        <mn>1</mn>
        <mo stretchy="false">−</mo>
        <mi>p</mi>
      </mrow>
    </mstyle>
    <annotation encoding="StarMath 5.0">color green{   1 - p }</annotation>
  </semantics>
</math>
</file>

<file path=Object 76/content.xml><?xml version="1.0" encoding="utf-8"?>
<math xmlns="http://www.w3.org/1998/Math/MathML" display="block">
  <semantics>
    <mstyle mathcolor="green">
      <mi>p</mi>
    </mstyle>
    <annotation encoding="StarMath 5.0">color green   p</annotation>
  </semantics>
</math>
</file>

<file path=Object 77/content.xml><?xml version="1.0" encoding="utf-8"?>
<math xmlns="http://www.w3.org/1998/Math/MathML" display="block">
  <semantics>
    <mstyle mathcolor="green">
      <mi>p</mi>
    </mstyle>
    <annotation encoding="StarMath 5.0">color green   p</annotation>
  </semantics>
</math>
</file>

<file path=Object 78/content.xml><?xml version="1.0" encoding="utf-8"?>
<math xmlns="http://www.w3.org/1998/Math/MathML" display="block">
  <semantics>
    <mrow>
      <msub>
        <mrow/>
        <mn>3</mn>
      </msub>
      <mstyle mathvariant="normal">
        <mi mathvariant="normal">C</mi>
      </mstyle>
      <msub>
        <mrow/>
        <mn>1</mn>
      </msub>
    </mrow>
    <annotation encoding="StarMath 5.0">{}_3 nitalic{ C } {}_1</annotation>
  </semantics>
</math>
</file>

<file path=Object 79/content.xml><?xml version="1.0" encoding="utf-8"?>
<math xmlns="http://www.w3.org/1998/Math/MathML" display="block"/>
</file>

<file path=Object 80/content.xml><?xml version="1.0" encoding="utf-8"?>
<math xmlns="http://www.w3.org/1998/Math/MathML" display="block">
  <semantics>
    <mrow>
      <msub>
        <mrow/>
        <mn>3</mn>
      </msub>
      <mstyle mathvariant="normal">
        <mi mathvariant="normal">C</mi>
      </mstyle>
      <mrow>
        <msub>
          <mrow/>
          <mn>1</mn>
        </msub>
        <mo stretchy="false">×</mo>
        <msup>
          <mi>p</mi>
          <mn>1</mn>
        </msup>
        <mo stretchy="false">×</mo>
        <msup>
          <mrow>
            <mo fence="true" form="prefix" stretchy="false">(</mo>
            <mrow>
              <mrow>
                <mn>1</mn>
                <mo stretchy="false">−</mo>
                <mi>p</mi>
              </mrow>
            </mrow>
            <mo fence="true" form="postfix" stretchy="false">)</mo>
          </mrow>
          <mrow>
            <mn>3</mn>
            <mo stretchy="false">−</mo>
            <mn>1</mn>
          </mrow>
        </msup>
      </mrow>
    </mrow>
    <annotation encoding="StarMath 5.0">{}_3 nitalic{ C } {}_1 times p^1 times (1-p)^{3-1} </annotation>
  </semantics>
</math>
</file>

<file path=Object 81/content.xml><?xml version="1.0" encoding="utf-8"?>
<math xmlns="http://www.w3.org/1998/Math/MathML" display="block">
  <semantics>
    <mrow>
      <msub>
        <mrow/>
        <mi>n</mi>
      </msub>
      <mstyle mathvariant="normal">
        <mi mathvariant="normal">C</mi>
      </mstyle>
      <mrow>
        <msub>
          <mrow/>
          <mi>r</mi>
        </msub>
        <mo stretchy="false">×</mo>
        <msup>
          <mi>p</mi>
          <mi>r</mi>
        </msup>
        <mo stretchy="false">×</mo>
        <msup>
          <mrow>
            <mo fence="true" form="prefix" stretchy="false">(</mo>
            <mrow>
              <mrow>
                <mn>1</mn>
                <mo stretchy="false">−</mo>
                <mi>p</mi>
              </mrow>
            </mrow>
            <mo fence="true" form="postfix" stretchy="false">)</mo>
          </mrow>
          <mrow>
            <mi>n</mi>
            <mo stretchy="false">−</mo>
            <mi>r</mi>
          </mrow>
        </msup>
      </mrow>
    </mrow>
    <annotation encoding="StarMath 5.0">{}_n nitalic{ C } {}_r times p^r times (1-p)^{n-r}</annotation>
  </semantics>
</math>
</file>